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e1e"/>
      <style:paragraph-properties fo:line-height="135%" fo:background-color="#1e1e1e"/>
    </style:style>
    <style:style style:name="P2" style:family="paragraph" style:parent-style-name="Standard">
      <loext:graphic-properties draw:fill="solid" draw:fill-color="#1e1e1e"/>
      <style:paragraph-properties fo:line-height="135%" fo:background-color="#1e1e1e"/>
      <style:text-properties fo:color="#d4d4d4" style:font-name="Consolas" fo:font-size="10.5pt" style:font-name-asian="Consolas1" style:font-size-asian="10.5pt" style:font-name-complex="Consolas1" style:font-size-complex="10.5pt"/>
    </style:style>
    <style:style style:name="P3" style:family="paragraph" style:parent-style-name="Standard">
      <loext:graphic-properties draw:fill="solid" draw:fill-color="#1e1e1e"/>
      <style:paragraph-properties fo:line-height="135%" fo:background-color="#1e1e1e"/>
      <style:text-properties fo:color="#d4d4d4" style:font-name="Consolas" fo:font-size="10.5pt" fo:font-weight="bold" style:font-name-asian="Consolas1" style:font-size-asian="10.5pt" style:font-weight-asian="bold" style:font-name-complex="Consolas1" style:font-size-complex="10.5pt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808080" style:font-name="Consolas" fo:font-size="10.5pt" style:font-name-asian="Consolas1" style:font-size-asian="10.5pt" style:font-name-complex="Consolas1" style:font-size-complex="10.5pt"/>
    </style:style>
    <style:style style:name="T3" style:family="text">
      <style:text-properties fo:color="#808080" style:font-name="Consolas" fo:font-size="10.5pt" fo:font-weight="bold" style:font-name-asian="Consolas1" style:font-size-asian="10.5pt" style:font-weight-asian="bold" style:font-name-complex="Consolas1" style:font-size-complex="10.5pt"/>
    </style:style>
    <style:style style:name="T4" style:family="text">
      <style:text-properties fo:color="#569cd6" style:font-name="Consolas" fo:font-size="10.5pt" style:font-name-asian="Consolas1" style:font-size-asian="10.5pt" style:font-name-complex="Consolas1" style:font-size-complex="10.5pt"/>
    </style:style>
    <style:style style:name="T5" style:family="text">
      <style:text-properties fo:color="#569cd6" style:font-name="Consolas" fo:font-size="10.5pt" fo:font-weight="bold" style:font-name-asian="Consolas1" style:font-size-asian="10.5pt" style:font-weight-asian="bold" style:font-name-complex="Consolas1" style:font-size-complex="10.5pt"/>
    </style:style>
    <style:style style:name="T6" style:family="text">
      <style:text-properties fo:color="#d4d4d4" style:font-name="Consolas" fo:font-size="10.5pt" style:font-name-asian="Consolas1" style:font-size-asian="10.5pt" style:font-name-complex="Consolas1" style:font-size-complex="10.5pt"/>
    </style:style>
    <style:style style:name="T7" style:family="text">
      <style:text-properties fo:color="#d4d4d4" style:font-name="Consolas" fo:font-size="10.5pt" fo:font-weight="bold" style:font-name-asian="Consolas1" style:font-size-asian="10.5pt" style:font-weight-asian="bold" style:font-name-complex="Consolas1" style:font-size-complex="10.5pt"/>
    </style:style>
    <style:style style:name="T8" style:family="text">
      <style:text-properties fo:color="#9cdcfe" style:font-name="Consolas" fo:font-size="10.5pt" style:font-name-asian="Consolas1" style:font-size-asian="10.5pt" style:font-name-complex="Consolas1" style:font-size-complex="10.5pt"/>
    </style:style>
    <style:style style:name="T9" style:family="text">
      <style:text-properties fo:color="#9cdcfe" style:font-name="Consolas" fo:font-size="10.5pt" fo:font-weight="bold" style:font-name-asian="Consolas1" style:font-size-asian="10.5pt" style:font-weight-asian="bold" style:font-name-complex="Consolas1" style:font-size-complex="10.5pt"/>
    </style:style>
    <style:style style:name="T10" style:family="text">
      <style:text-properties fo:color="#ce9178" style:font-name="Consolas" fo:font-size="10.5pt" style:font-name-asian="Consolas1" style:font-size-asian="10.5pt" style:font-name-complex="Consolas1" style:font-size-complex="10.5pt"/>
    </style:style>
    <style:style style:name="T11" style:family="text">
      <style:text-properties fo:color="#ce9178" style:font-name="Consolas" fo:font-size="10.5pt" fo:font-weight="bold" style:font-name-asian="Consolas1" style:font-size-asian="10.5pt" style:font-weight-asian="bold" style:font-name-complex="Consolas1" style:font-size-complex="10.5pt"/>
    </style:style>
    <style:style style:name="T12" style:family="text">
      <style:text-properties fo:color="#f44747" style:font-name="Consolas" fo:font-size="10.5pt" style:font-name-asian="Consolas1" style:font-size-asian="10.5pt" style:font-name-complex="Consolas1" style:font-size-complex="10.5pt"/>
    </style:style>
    <style:style style:name="T13" style:family="text">
      <style:text-properties fo:color="#f44747" style:font-name="Consolas" fo:font-size="10.5pt" fo:font-weight="bold" style:font-name-asian="Consolas1" style:font-size-asian="10.5pt" style:font-weight-asian="bold" style:font-name-complex="Consolas1" style:font-size-complex="10.5pt"/>
    </style:style>
    <style:style style:name="T14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ame = Om Kumar</text:p>
      <text:p text:style-name="Standard">Email ID = <text:a xlink:type="simple" xlink:href="mailto:omk5938@gmail.com" text:style-name="ListLabel_20_1" text:visited-style-name="ListLabel_20_1"><text:span text:style-name="T1">omk5938@gmail.com</text:span></text:a></text:p>
      <text:p text:style-name="Standard">Assignment Name =Core Html</text:p>
      <text:p text:style-name="Standard">GitHub = Link</text:p>
      <text:p text:style-name="Standard"/>
      <text:p text:style-name="Standard"/>
      <text:p text:style-name="Standard"/>
      <text:p text:style-name="Standard">1.Build a simple webpage that displays text as shown in the below image.</text:p>
      <text:p text:style-name="P1"><text:span text:style-name="T2">&lt;!</text:span><text:span text:style-name="T4">DOCTYPE</text:span><text:span text:style-name="T6"> </text:span><text:span text:style-name="T8">html</text:span><text:span text:style-name="T2">&gt;</text:span></text:p>
      <text:p text:style-name="P1"><text:span text:style-name="T2">&lt;</text:span><text:span text:style-name="T4">html</text:span><text:span text:style-name="T2">&gt;</text:span></text:p>
      <text:p text:style-name="P1"><text:span text:style-name="T2">&lt;</text:span><text:span text:style-name="T4">head</text:span><text:span text:style-name="T2">&gt;</text:span></text:p>
      <text:p text:style-name="P1"><text:span text:style-name="T6"><text:s text:c="4"/></text:span><text:span text:style-name="T2">&lt;</text:span><text:span text:style-name="T4">title</text:span><text:span text:style-name="T2">&gt;</text:span><text:span text:style-name="T6">Simple Web Page</text:span><text:span text:style-name="T2">&lt;/</text:span><text:span text:style-name="T4">title</text:span><text:span text:style-name="T2">&gt;</text:span></text:p>
      <text:p text:style-name="P1"><text:span text:style-name="T2">&lt;/</text:span><text:span text:style-name="T4">head</text:span><text:span text:style-name="T2">&gt;</text:span></text:p>
      <text:p text:style-name="P1"><text:span text:style-name="T2">&lt;</text:span><text:span text:style-name="T4">body</text:span><text:span text:style-name="T2">&gt;</text:span></text:p>
      <text:p text:style-name="P1"><text:span text:style-name="T6"><text:s text:c="4"/></text:span><text:span text:style-name="T2">&lt;</text:span><text:span text:style-name="T4">Div</text:span><text:span text:style-name="T2">&gt;</text:span></text:p>
      <text:p text:style-name="P1"><text:span text:style-name="T6"><text:s text:c="8"/></text:span><text:span text:style-name="T2">&lt;</text:span><text:span text:style-name="T4">b</text:span><text:span text:style-name="T2">&gt;</text:span><text:span text:style-name="T6">This text will be bolded.</text:span><text:span text:style-name="T2">&lt;/</text:span><text:span text:style-name="T4">b</text:span><text:span text:style-name="T2">&gt;&lt;</text:span><text:span text:style-name="T4">br</text:span><text:span text:style-name="T2">&gt;</text:span></text:p>
      <text:p text:style-name="P2"/>
      <text:p text:style-name="P1"><text:span text:style-name="T6"><text:s text:c="8"/></text:span><text:span text:style-name="T2">&lt;</text:span><text:span text:style-name="T4">i</text:span><text:span text:style-name="T2">&gt;</text:span><text:span text:style-name="T6">This text will be italic.</text:span><text:span text:style-name="T2">&lt;/</text:span><text:span text:style-name="T4">i</text:span><text:span text:style-name="T2">&gt;&lt;</text:span><text:span text:style-name="T4">br</text:span><text:span text:style-name="T2">&gt;</text:span></text:p>
      <text:p text:style-name="P2"/>
      <text:p text:style-name="P1"><text:span text:style-name="T6"><text:s text:c="8"/></text:span><text:span text:style-name="T2">&lt;</text:span><text:span text:style-name="T4">u</text:span><text:span text:style-name="T2">&gt;</text:span><text:span text:style-name="T6">This text will be underline.</text:span><text:span text:style-name="T2">&lt;/</text:span><text:span text:style-name="T4">u</text:span><text:span text:style-name="T2">&gt;&lt;</text:span><text:span text:style-name="T4">br</text:span><text:span text:style-name="T2">&gt;</text:span></text:p>
      <text:p text:style-name="P2"><text:soft-page-break/></text:p>
      <text:p text:style-name="P1"><text:span text:style-name="T6"><text:s text:c="8"/></text:span><text:span text:style-name="T2">&lt;</text:span><text:span text:style-name="T4">mark</text:span><text:span text:style-name="T2">&gt;</text:span><text:span text:style-name="T6">This text will be highlighted.</text:span><text:span text:style-name="T2">&lt;/</text:span><text:span text:style-name="T4">mark</text:span><text:span text:style-name="T2">&gt;&lt;</text:span><text:span text:style-name="T4">br</text:span><text:span text:style-name="T2">&gt;</text:span></text:p>
      <text:p text:style-name="P2"/>
      <text:p text:style-name="P1"><text:span text:style-name="T6"><text:s text:c="8"/>This is normal text </text:span><text:span text:style-name="T2">&lt;</text:span><text:span text:style-name="T4">sup</text:span><text:span text:style-name="T2">&gt;</text:span><text:span text:style-name="T6">this will be scripted</text:span><text:span text:style-name="T2">&lt;/</text:span><text:span text:style-name="T4">sup</text:span><text:span text:style-name="T2">&gt;</text:span><text:span text:style-name="T6"> This is normal again. </text:span><text:span text:style-name="T2">&lt;</text:span><text:span text:style-name="T4">br</text:span><text:span text:style-name="T2">&gt;</text:span></text:p>
      <text:p text:style-name="P2"/>
      <text:p text:style-name="P1"><text:span text:style-name="T6"><text:s text:c="8"/>This is normal text </text:span><text:span text:style-name="T2">&lt;</text:span><text:span text:style-name="T4">sub</text:span><text:span text:style-name="T2">&gt;</text:span><text:span text:style-name="T6">This text will be subcripted</text:span><text:span text:style-name="T2">&lt;/</text:span><text:span text:style-name="T4">sub</text:span><text:span text:style-name="T2">&gt;</text:span><text:span text:style-name="T6">.</text:span><text:span text:style-name="T2">&lt;</text:span><text:span text:style-name="T4">br</text:span><text:span text:style-name="T2">&gt;</text:span></text:p>
      <text:p text:style-name="P2"/>
      <text:p text:style-name="P1"><text:span text:style-name="T6"><text:s text:c="8"/>Normal text </text:span><text:span text:style-name="T2">&lt;</text:span><text:span text:style-name="T4">small</text:span><text:span text:style-name="T2">&gt;</text:span><text:span text:style-name="T6">small text</text:span><text:span text:style-name="T2">&lt;/</text:span><text:span text:style-name="T4">small</text:span><text:span text:style-name="T2">&gt;</text:span><text:span text:style-name="T6">.</text:span><text:span text:style-name="T2">&lt;</text:span><text:span text:style-name="T4">br</text:span><text:span text:style-name="T2">&gt;</text:span></text:p>
      <text:p text:style-name="P2"/>
      <text:p text:style-name="P1"><text:span text:style-name="T6"><text:s text:c="8"/></text:span><text:span text:style-name="T2">&lt;</text:span><text:span text:style-name="T4">del</text:span><text:span text:style-name="T2">&gt;</text:span><text:span text:style-name="T6">This text will be deleted.</text:span><text:span text:style-name="T2">&lt;/</text:span><text:span text:style-name="T4">del</text:span><text:span text:style-name="T2">&gt;</text:span></text:p>
      <text:p text:style-name="P1"><text:span text:style-name="T6"><text:s text:c="4"/></text:span><text:span text:style-name="T2">&lt;/</text:span><text:span text:style-name="T4">Div</text:span><text:span text:style-name="T2">&gt;</text:span></text:p>
      <text:p text:style-name="P2"/>
      <text:p text:style-name="P2"/>
      <text:p text:style-name="P1"><text:span text:style-name="T2">&lt;/</text:span><text:span text:style-name="T4">body</text:span><text:span text:style-name="T2">&gt;</text:span></text:p>
      <text:p text:style-name="P1"><text:span text:style-name="T2">&lt;/</text:span><text:span text:style-name="T4">html</text:span><text:span text:style-name="T2">&gt;</text:span></text:p>
      <text:p text:style-name="P2"/>
      <text:p text:style-name="Standard"/>
      <text:p text:style-name="Standard">2.Build a simple webpage that helps users navigate different web development-related websites. Note: On clicking the hyperlink the web pages should open in a new tab. Below is a reference image.</text:p>
      <text:p text:style-name="P1"><text:span text:style-name="T2">&lt;!</text:span><text:span text:style-name="T4">DOCTYPE</text:span><text:span text:style-name="T6"> </text:span><text:span text:style-name="T8">html</text:span><text:span text:style-name="T2">&gt;</text:span></text:p>
      <text:p text:style-name="P1"><text:span text:style-name="T2">&lt;</text:span><text:span text:style-name="T4">html</text:span><text:span text:style-name="T2">&gt;</text:span></text:p>
      <text:p text:style-name="P1"><text:span text:style-name="T2">&lt;</text:span><text:span text:style-name="T4">head</text:span><text:span text:style-name="T2">&gt;</text:span></text:p>
      <text:p text:style-name="P1"><text:soft-page-break/><text:span text:style-name="T6"><text:s text:c="4"/></text:span><text:span text:style-name="T2">&lt;</text:span><text:span text:style-name="T4">title</text:span><text:span text:style-name="T2">&gt;</text:span><text:span text:style-name="T6">Simple Web Page</text:span><text:span text:style-name="T2">&lt;/</text:span><text:span text:style-name="T4">title</text:span><text:span text:style-name="T2">&gt;</text:span></text:p>
      <text:p text:style-name="P1"><text:span text:style-name="T2">&lt;/</text:span><text:span text:style-name="T4">head</text:span><text:span text:style-name="T2">&gt;</text:span></text:p>
      <text:p text:style-name="P1"><text:span text:style-name="T2">&lt;</text:span><text:span text:style-name="T4">body</text:span><text:span text:style-name="T2">&gt;</text:span></text:p>
      <text:p text:style-name="P1"><text:span text:style-name="T6"><text:s text:c="4"/></text:span><text:span text:style-name="T2">&lt;</text:span><text:span text:style-name="T4">Div</text:span><text:span text:style-name="T2">&gt;</text:span><text:span text:style-name="T6">Take me to </text:span><text:span text:style-name="T2">&lt;</text:span><text:span text:style-name="T4">a</text:span><text:span text:style-name="T6"> </text:span><text:span text:style-name="T8">href</text:span><text:span text:style-name="T6">=</text:span><text:span text:style-name="T10">"https://pwskills.com/"</text:span><text:span text:style-name="T2">&gt;</text:span><text:span text:style-name="T6">PW Skill</text:span><text:span text:style-name="T2">&lt;/</text:span><text:span text:style-name="T4">a</text:span><text:span text:style-name="T2">&gt;</text:span><text:span text:style-name="T6"> to buy a course. </text:span><text:span text:style-name="T2">&lt;</text:span><text:span text:style-name="T4">br</text:span><text:span text:style-name="T2">&gt;</text:span></text:p>
      <text:p text:style-name="P2"/>
      <text:p text:style-name="P1"><text:span text:style-name="T6"><text:s text:c="8"/>Take me to </text:span><text:span text:style-name="T2">&lt;</text:span><text:span text:style-name="T4">a</text:span><text:span text:style-name="T6"> </text:span><text:span text:style-name="T8">href</text:span><text:span text:style-name="T6">=</text:span><text:span text:style-name="T10">"https://Mdndocs.com/"</text:span><text:span text:style-name="T2">&gt;</text:span><text:span text:style-name="T6">MDN Docs</text:span><text:span text:style-name="T2">&lt;/</text:span><text:span text:style-name="T4">a</text:span><text:span text:style-name="T2">&gt;</text:span><text:span text:style-name="T6"> to known more about Web Development. </text:span><text:span text:style-name="T2">&lt;</text:span><text:span text:style-name="T4">br</text:span><text:span text:style-name="T2">&gt;</text:span></text:p>
      <text:p text:style-name="P1"><text:span text:style-name="T6"><text:s text:c="7"/></text:span></text:p>
      <text:p text:style-name="P1"><text:span text:style-name="T6"><text:s text:c="8"/>Take me to </text:span><text:span text:style-name="T2">&lt;</text:span><text:span text:style-name="T4">a</text:span><text:span text:style-name="T6"> </text:span><text:span text:style-name="T8">href</text:span><text:span text:style-name="T6">=</text:span><text:span text:style-name="T10">"https://pwskillslab.com/"</text:span><text:span text:style-name="T2">&gt;</text:span><text:span text:style-name="T6">Pw Skills Lab</text:span><text:span text:style-name="T2">&lt;/</text:span><text:span text:style-name="T4">a</text:span><text:span text:style-name="T2">&gt;</text:span><text:span text:style-name="T6"> to Practice live coding. </text:span><text:span text:style-name="T2">&lt;</text:span><text:span text:style-name="T4">br</text:span><text:span text:style-name="T2">&gt;</text:span></text:p>
      <text:p text:style-name="P1"><text:span text:style-name="T6"><text:s text:c="4"/></text:span><text:span text:style-name="T2">&lt;/</text:span><text:span text:style-name="T4">Div</text:span><text:span text:style-name="T2">&gt;</text:span></text:p>
      <text:p text:style-name="P2"/>
      <text:p text:style-name="P2"/>
      <text:p text:style-name="P1"><text:span text:style-name="T2">&lt;/</text:span><text:span text:style-name="T4">body</text:span><text:span text:style-name="T2">&gt;</text:span></text:p>
      <text:p text:style-name="P1"><text:span text:style-name="T2">&lt;/</text:span><text:span text:style-name="T4">html</text:span><text:span text:style-name="T2">&gt;</text:span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Build a simple blog web page with 3 pages home, web development, and web design. Each page must contain hyperlinks to other pages in the top, a heading of the page topic and a paragraph of information. For the home page you can add some information about yourself.</text:p>
      <text:p text:style-name="P1"><text:span text:style-name="T2">&lt;!</text:span><text:span text:style-name="T4">DOCTYPE</text:span><text:span text:style-name="T6"> </text:span><text:span text:style-name="T8">html</text:span><text:span text:style-name="T2">&gt;</text:span></text:p>
      <text:p text:style-name="P1"><text:span text:style-name="T2">&lt;</text:span><text:span text:style-name="T4">html</text:span><text:span text:style-name="T2">&gt;</text:span></text:p>
      <text:p text:style-name="P1"><text:span text:style-name="T2">&lt;</text:span><text:span text:style-name="T4">head</text:span><text:span text:style-name="T2">&gt;</text:span></text:p>
      <text:p text:style-name="P1"><text:span text:style-name="T6"><text:s text:c="4"/></text:span><text:span text:style-name="T2">&lt;</text:span><text:span text:style-name="T4">title</text:span><text:span text:style-name="T2">&gt;</text:span><text:span text:style-name="T6">Home - My Blog</text:span><text:span text:style-name="T2">&lt;/</text:span><text:span text:style-name="T4">title</text:span><text:span text:style-name="T2">&gt;</text:span></text:p>
      <text:p text:style-name="P1"><text:span text:style-name="T2">&lt;/</text:span><text:span text:style-name="T4">head</text:span><text:span text:style-name="T2">&gt;</text:span></text:p>
      <text:p text:style-name="P1"><text:span text:style-name="T2">&lt;</text:span><text:span text:style-name="T4">body</text:span><text:span text:style-name="T2">&gt;</text:span></text:p>
      <text:p text:style-name="P1"><text:span text:style-name="T6"><text:s text:c="4"/></text:span><text:span text:style-name="T2">&lt;</text:span><text:span text:style-name="T4">div</text:span><text:span text:style-name="T2">&gt;</text:span></text:p>
      <text:p text:style-name="P1"><text:span text:style-name="T6"><text:s text:c="8"/></text:span><text:span text:style-name="T2">&lt;</text:span><text:span text:style-name="T4">a</text:span><text:span text:style-name="T6"> </text:span><text:span text:style-name="T8">href</text:span><text:span text:style-name="T6">=</text:span><text:span text:style-name="T10">"index.html"</text:span><text:span text:style-name="T2">&gt;</text:span><text:span text:style-name="T6">Home</text:span><text:span text:style-name="T2">&lt;/</text:span><text:span text:style-name="T4">a</text:span><text:span text:style-name="T2">&gt;</text:span></text:p>
      <text:p text:style-name="P1"><text:span text:style-name="T6"><text:s text:c="8"/></text:span><text:span text:style-name="T2">&lt;</text:span><text:span text:style-name="T4">a</text:span><text:span text:style-name="T6"> </text:span><text:span text:style-name="T8">href</text:span><text:span text:style-name="T6">=</text:span><text:span text:style-name="T10">"https://www.coursera.org/courses?query=web%20development"</text:span><text:span text:style-name="T2">&gt;</text:span><text:span text:style-name="T6">Web Development</text:span><text:span text:style-name="T2">&lt;/</text:span><text:span text:style-name="T4">a</text:span><text:span text:style-name="T2">&gt;</text:span></text:p>
      <text:p text:style-name="P1"><text:span text:style-name="T6"><text:s text:c="8"/></text:span><text:span text:style-name="T2">&lt;</text:span><text:span text:style-name="T4">a</text:span><text:span text:style-name="T6"> </text:span><text:span text:style-name="T8">href</text:span><text:span text:style-name="T6">=</text:span><text:span text:style-name="T10">"https://www.coursera.org/specializations/web-design?utm_medium=institutions&amp;utm_source=umich&amp;utm_campaign=adwords-web-design-for-everybody&amp;utm_term=web%20design%20specialization&amp;gad_source=1&amp;gclid=CjwKCAjwvr--BhB5EiwAd5YbXmlirxNvKyfnXetlhn9v9dbl26tHKcMBYgMWuktJurRzwyMNqYSqJhoCMqYQAvD_BwE"</text:span><text:span text:style-name="T2">&gt;</text:span><text:span text:style-name="T6">Web Design</text:span><text:span text:style-name="T2">&lt;/</text:span><text:span text:style-name="T4">a</text:span><text:span text:style-name="T2">&gt;</text:span></text:p>
      <text:p text:style-name="P1"><text:span text:style-name="T6"><text:s text:c="4"/></text:span><text:span text:style-name="T2">&lt;/</text:span><text:span text:style-name="T4">div</text:span><text:span text:style-name="T2">&gt;</text:span></text:p>
      <text:p text:style-name="P1"><text:soft-page-break/><text:span text:style-name="T6"><text:s text:c="3"/></text:span></text:p>
      <text:p text:style-name="P1"><text:span text:style-name="T6"><text:s text:c="4"/></text:span><text:span text:style-name="T2">&lt;</text:span><text:span text:style-name="T4">h1</text:span><text:span text:style-name="T2">&gt;</text:span><text:span text:style-name="T6">Welcome to My Blog</text:span><text:span text:style-name="T2">&lt;/</text:span><text:span text:style-name="T4">h1</text:span><text:span text:style-name="T2">&gt;</text:span></text:p>
      <text:p text:style-name="P1"><text:span text:style-name="T6"><text:s text:c="4"/></text:span><text:span text:style-name="T2">&lt;</text:span><text:span text:style-name="T4">p</text:span><text:span text:style-name="T2">&gt;</text:span><text:span text:style-name="T6">Hi, I'm Om Kumar. This is my personal blog where I share insights about web development and web design.</text:span><text:span text:style-name="T2">&lt;/</text:span><text:span text:style-name="T4">p</text:span><text:span text:style-name="T2">&gt;</text:span></text:p>
      <text:p text:style-name="P1"><text:span text:style-name="T2">&lt;/</text:span><text:span text:style-name="T4">body</text:span><text:span text:style-name="T2">&gt;</text:span></text:p>
      <text:p text:style-name="P1"><text:span text:style-name="T2">&lt;/</text:span><text:span text:style-name="T4">html</text:span><text:span text:style-name="T2">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Create an ordered list of HTML tags. Each list item must include the tag name and some information about the tag.</text:p>
      <text:p text:style-name="P1"><text:soft-page-break/><text:span text:style-name="T2">&lt;!</text:span><text:span text:style-name="T4">DOCTYPE</text:span><text:span text:style-name="T6"> </text:span><text:span text:style-name="T8">html</text:span><text:span text:style-name="T2">&gt;</text:span></text:p>
      <text:p text:style-name="P1"><text:span text:style-name="T2">&lt;</text:span><text:span text:style-name="T4">html</text:span><text:span text:style-name="T2">&gt;</text:span></text:p>
      <text:p text:style-name="P1"><text:span text:style-name="T2">&lt;</text:span><text:span text:style-name="T4">head</text:span><text:span text:style-name="T2">&gt;</text:span></text:p>
      <text:p text:style-name="P1"><text:span text:style-name="T6"><text:s text:c="4"/></text:span><text:span text:style-name="T2">&lt;</text:span><text:span text:style-name="T4">title</text:span><text:span text:style-name="T2">&gt;</text:span><text:span text:style-name="T6">Home - My Blog</text:span><text:span text:style-name="T2">&lt;/</text:span><text:span text:style-name="T4">title</text:span><text:span text:style-name="T2">&gt;</text:span></text:p>
      <text:p text:style-name="P1"><text:span text:style-name="T2">&lt;/</text:span><text:span text:style-name="T4">head</text:span><text:span text:style-name="T2">&gt;</text:span></text:p>
      <text:p text:style-name="P1"><text:span text:style-name="T2">&lt;</text:span><text:span text:style-name="T4">body</text:span><text:span text:style-name="T2">&gt;</text:span></text:p>
      <text:p text:style-name="P1"><text:span text:style-name="T6"><text:s text:c="3"/></text:span></text:p>
      <text:p text:style-name="P1"><text:span text:style-name="T6"><text:s text:c="4"/></text:span><text:span text:style-name="T2">&lt;</text:span><text:span text:style-name="T4">h2</text:span><text:span text:style-name="T2">&gt;</text:span><text:span text:style-name="T6">HTML Tags List</text:span><text:span text:style-name="T2">&lt;/</text:span><text:span text:style-name="T4">h2</text:span><text:span text:style-name="T2">&gt;</text:span></text:p>
      <text:p text:style-name="P1"><text:span text:style-name="T6"><text:s text:c="4"/></text:span><text:span text:style-name="T2">&lt;</text:span><text:span text:style-name="T4">ol</text:span><text:span text:style-name="T2">&gt;</text:span></text:p>
      <text:p text:style-name="P1"><text:span text:style-name="T6"><text:s text:c="8"/></text:span><text:span text:style-name="T2">&lt;</text:span><text:span text:style-name="T4">li</text:span><text:span text:style-name="T2">&gt;&lt;</text:span><text:span text:style-name="T4">strong</text:span><text:span text:style-name="T2">&gt;</text:span><text:span text:style-name="T4">&amp;lt;</text:span><text:span text:style-name="T6">html</text:span><text:span text:style-name="T4">&amp;gt;</text:span><text:span text:style-name="T2">&lt;/</text:span><text:span text:style-name="T4">strong</text:span><text:span text:style-name="T2">&gt;</text:span><text:span text:style-name="T6"> - Defines the root of an HTML document.</text:span><text:span text:style-name="T2">&lt;/</text:span><text:span text:style-name="T4">li</text:span><text:span text:style-name="T2">&gt;</text:span></text:p>
      <text:p text:style-name="P1"><text:span text:style-name="T6"><text:s text:c="8"/></text:span><text:span text:style-name="T2">&lt;</text:span><text:span text:style-name="T4">li</text:span><text:span text:style-name="T2">&gt;&lt;</text:span><text:span text:style-name="T4">strong</text:span><text:span text:style-name="T2">&gt;</text:span><text:span text:style-name="T4">&amp;lt;</text:span><text:span text:style-name="T6">head</text:span><text:span text:style-name="T4">&amp;gt;</text:span><text:span text:style-name="T2">&lt;/</text:span><text:span text:style-name="T4">strong</text:span><text:span text:style-name="T2">&gt;</text:span><text:span text:style-name="T6"> - Contains metadata and links to scripts and styles.</text:span><text:span text:style-name="T2">&lt;/</text:span><text:span text:style-name="T4">li</text:span><text:span text:style-name="T2">&gt;</text:span></text:p>
      <text:p text:style-name="P1"><text:span text:style-name="T6"><text:s text:c="8"/></text:span><text:span text:style-name="T2">&lt;</text:span><text:span text:style-name="T4">li</text:span><text:span text:style-name="T2">&gt;&lt;</text:span><text:span text:style-name="T4">strong</text:span><text:span text:style-name="T2">&gt;</text:span><text:span text:style-name="T4">&amp;lt;</text:span><text:span text:style-name="T6">title</text:span><text:span text:style-name="T4">&amp;gt;</text:span><text:span text:style-name="T2">&lt;/</text:span><text:span text:style-name="T4">strong</text:span><text:span text:style-name="T2">&gt;</text:span><text:span text:style-name="T6"> - Sets the title of the web page.</text:span><text:span text:style-name="T2">&lt;/</text:span><text:span text:style-name="T4">li</text:span><text:span text:style-name="T2">&gt;</text:span></text:p>
      <text:p text:style-name="P1"><text:span text:style-name="T6"><text:s text:c="8"/></text:span><text:span text:style-name="T2">&lt;</text:span><text:span text:style-name="T4">li</text:span><text:span text:style-name="T2">&gt;&lt;</text:span><text:span text:style-name="T4">strong</text:span><text:span text:style-name="T2">&gt;</text:span><text:span text:style-name="T4">&amp;lt;</text:span><text:span text:style-name="T6">body</text:span><text:span text:style-name="T4">&amp;gt;</text:span><text:span text:style-name="T2">&lt;/</text:span><text:span text:style-name="T4">strong</text:span><text:span text:style-name="T2">&gt;</text:span><text:span text:style-name="T6"> - Contains the visible content of the page.</text:span><text:span text:style-name="T2">&lt;/</text:span><text:span text:style-name="T4">li</text:span><text:span text:style-name="T2">&gt;</text:span></text:p>
      <text:p text:style-name="P1"><text:span text:style-name="T6"><text:s text:c="8"/></text:span><text:span text:style-name="T2">&lt;</text:span><text:span text:style-name="T4">li</text:span><text:span text:style-name="T2">&gt;&lt;</text:span><text:span text:style-name="T4">strong</text:span><text:span text:style-name="T2">&gt;</text:span><text:span text:style-name="T4">&amp;lt;</text:span><text:span text:style-name="T6">h1</text:span><text:span text:style-name="T4">&amp;gt;</text:span><text:span text:style-name="T6"> to </text:span><text:span text:style-name="T4">&amp;lt;</text:span><text:span text:style-name="T6">h6</text:span><text:span text:style-name="T4">&amp;gt;</text:span><text:span text:style-name="T2">&lt;/</text:span><text:span text:style-name="T4">strong</text:span><text:span text:style-name="T2">&gt;</text:span><text:span text:style-name="T6"> - Defines HTML headings.</text:span><text:span text:style-name="T2">&lt;/</text:span><text:span text:style-name="T4">li</text:span><text:span text:style-name="T2">&gt;</text:span></text:p>
      <text:p text:style-name="P1"><text:span text:style-name="T6"><text:s text:c="8"/></text:span><text:span text:style-name="T2">&lt;</text:span><text:span text:style-name="T4">li</text:span><text:span text:style-name="T2">&gt;&lt;</text:span><text:span text:style-name="T4">strong</text:span><text:span text:style-name="T2">&gt;</text:span><text:span text:style-name="T4">&amp;lt;</text:span><text:span text:style-name="T6">p</text:span><text:span text:style-name="T4">&amp;gt;</text:span><text:span text:style-name="T2">&lt;/</text:span><text:span text:style-name="T4">strong</text:span><text:span text:style-name="T2">&gt;</text:span><text:span text:style-name="T6"> - Defines a paragraph.</text:span><text:span text:style-name="T2">&lt;/</text:span><text:span text:style-name="T4">li</text:span><text:span text:style-name="T2">&gt;</text:span></text:p>
      <text:p text:style-name="P1"><text:span text:style-name="T6"><text:s text:c="8"/></text:span><text:span text:style-name="T2">&lt;</text:span><text:span text:style-name="T4">li</text:span><text:span text:style-name="T2">&gt;&lt;</text:span><text:span text:style-name="T4">strong</text:span><text:span text:style-name="T2">&gt;</text:span><text:span text:style-name="T4">&amp;lt;</text:span><text:span text:style-name="T6">a</text:span><text:span text:style-name="T4">&amp;gt;</text:span><text:span text:style-name="T2">&lt;/</text:span><text:span text:style-name="T4">strong</text:span><text:span text:style-name="T2">&gt;</text:span><text:span text:style-name="T6"> - Creates a hyperlink.</text:span><text:span text:style-name="T2">&lt;/</text:span><text:span text:style-name="T4">li</text:span><text:span text:style-name="T2">&gt;</text:span></text:p>
      <text:p text:style-name="P1"><text:span text:style-name="T6"><text:s text:c="8"/></text:span><text:span text:style-name="T2">&lt;</text:span><text:span text:style-name="T4">li</text:span><text:span text:style-name="T2">&gt;&lt;</text:span><text:span text:style-name="T4">strong</text:span><text:span text:style-name="T2">&gt;</text:span><text:span text:style-name="T4">&amp;lt;</text:span><text:span text:style-name="T6">img</text:span><text:span text:style-name="T4">&amp;gt;</text:span><text:span text:style-name="T2">&lt;/</text:span><text:span text:style-name="T4">strong</text:span><text:span text:style-name="T2">&gt;</text:span><text:span text:style-name="T6"> - Embeds an image.</text:span><text:span text:style-name="T2">&lt;/</text:span><text:span text:style-name="T4">li</text:span><text:span text:style-name="T2">&gt;</text:span></text:p>
      <text:p text:style-name="P1"><text:span text:style-name="T6"><text:s text:c="8"/></text:span><text:span text:style-name="T2">&lt;</text:span><text:span text:style-name="T4">li</text:span><text:span text:style-name="T2">&gt;&lt;</text:span><text:span text:style-name="T4">strong</text:span><text:span text:style-name="T2">&gt;</text:span><text:span text:style-name="T4">&amp;lt;</text:span><text:span text:style-name="T6">ul</text:span><text:span text:style-name="T4">&amp;gt;</text:span><text:span text:style-name="T6"> </text:span><text:span text:style-name="T4">&amp;lt;</text:span><text:span text:style-name="T6">ol</text:span><text:span text:style-name="T4">&amp;gt;</text:span><text:span text:style-name="T6"> </text:span><text:span text:style-name="T4">&amp;lt;</text:span><text:span text:style-name="T6">li</text:span><text:span text:style-name="T4">&amp;gt;</text:span><text:span text:style-name="T2">&lt;/</text:span><text:span text:style-name="T4">strong</text:span><text:span text:style-name="T2">&gt;</text:span><text:span text:style-name="T6"> - Defines lists (unordered, ordered, and list items).</text:span><text:span text:style-name="T2">&lt;/</text:span><text:span text:style-name="T4">li</text:span><text:span text:style-name="T2">&gt;</text:span></text:p>
      <text:p text:style-name="P1"><text:span text:style-name="T6"><text:s text:c="8"/></text:span><text:span text:style-name="T2">&lt;</text:span><text:span text:style-name="T4">li</text:span><text:span text:style-name="T2">&gt;&lt;</text:span><text:span text:style-name="T4">strong</text:span><text:span text:style-name="T2">&gt;</text:span><text:span text:style-name="T4">&amp;lt;</text:span><text:span text:style-name="T6">table</text:span><text:span text:style-name="T4">&amp;gt;</text:span><text:span text:style-name="T2">&lt;/</text:span><text:span text:style-name="T4">strong</text:span><text:span text:style-name="T2">&gt;</text:span><text:span text:style-name="T6"> - Creates a table.</text:span><text:span text:style-name="T2">&lt;/</text:span><text:span text:style-name="T4">li</text:span><text:span text:style-name="T2">&gt;</text:span></text:p>
      <text:p text:style-name="P1"><text:span text:style-name="T6"><text:s text:c="4"/></text:span><text:span text:style-name="T2">&lt;/</text:span><text:span text:style-name="T4">ol</text:span><text:span text:style-name="T2">&gt;</text:span></text:p>
      <text:p text:style-name="P1"><text:span text:style-name="T2">&lt;/</text:span><text:span text:style-name="T4">body</text:span><text:span text:style-name="T2">&gt;</text:span></text:p>
      <text:p text:style-name="P1"><text:soft-page-break/><text:span text:style-name="T2">&lt;/</text:span><text:span text:style-name="T4">html</text:span><text:span text:style-name="T2">&gt;</text:span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Create a description list of full stack web development tech stack, using the &lt;dl&gt; tag. Each term should be a tech stack name and each description should be a brief explanation of what the tech stack is used for.</text:p>
      <text:p text:style-name="P1"><text:span text:style-name="T2">&lt;!</text:span><text:span text:style-name="T4">DOCTYPE</text:span><text:span text:style-name="T6"> </text:span><text:span text:style-name="T8">html</text:span><text:span text:style-name="T2">&gt;</text:span></text:p>
      <text:p text:style-name="P1"><text:span text:style-name="T2">&lt;</text:span><text:span text:style-name="T4">html</text:span><text:span text:style-name="T2">&gt;</text:span></text:p>
      <text:p text:style-name="P1"><text:span text:style-name="T2">&lt;</text:span><text:span text:style-name="T4">head</text:span><text:span text:style-name="T2">&gt;</text:span></text:p>
      <text:p text:style-name="P1"><text:span text:style-name="T6"><text:s text:c="4"/></text:span><text:span text:style-name="T2">&lt;</text:span><text:span text:style-name="T4">title</text:span><text:span text:style-name="T2">&gt;</text:span><text:span text:style-name="T6">Discription</text:span><text:span text:style-name="T2">&lt;/</text:span><text:span text:style-name="T4">title</text:span><text:span text:style-name="T2">&gt;</text:span></text:p>
      <text:p text:style-name="P1"><text:span text:style-name="T2">&lt;/</text:span><text:span text:style-name="T4">head</text:span><text:span text:style-name="T2">&gt;</text:span></text:p>
      <text:p text:style-name="P1"><text:span text:style-name="T2">&lt;</text:span><text:span text:style-name="T4">body</text:span><text:span text:style-name="T2">&gt;</text:span></text:p>
      <text:p text:style-name="P1"><text:span text:style-name="T6"><text:s text:c="3"/></text:span></text:p>
      <text:p text:style-name="P1"><text:span text:style-name="T6"><text:s text:c="4"/></text:span><text:span text:style-name="T2">&lt;</text:span><text:span text:style-name="T4">h2</text:span><text:span text:style-name="T2">&gt;</text:span><text:span text:style-name="T6">Full Stack Web Development Tech Stack</text:span><text:span text:style-name="T2">&lt;/</text:span><text:span text:style-name="T4">h2</text:span><text:span text:style-name="T2">&gt;</text:span></text:p>
      <text:p text:style-name="P1"><text:span text:style-name="T6"><text:s text:c="4"/></text:span><text:span text:style-name="T2">&lt;</text:span><text:span text:style-name="T4">dl</text:span><text:span text:style-name="T2">&gt;</text:span></text:p>
      <text:p text:style-name="P1"><text:span text:style-name="T6"><text:s text:c="8"/></text:span><text:span text:style-name="T2">&lt;</text:span><text:span text:style-name="T4">dt</text:span><text:span text:style-name="T2">&gt;</text:span><text:span text:style-name="T6">HTML</text:span><text:span text:style-name="T2">&lt;/</text:span><text:span text:style-name="T4">dt</text:span><text:span text:style-name="T2">&gt;</text:span></text:p>
      <text:p text:style-name="P1"><text:soft-page-break/><text:span text:style-name="T6"><text:s text:c="8"/></text:span><text:span text:style-name="T2">&lt;</text:span><text:span text:style-name="T4">dd</text:span><text:span text:style-name="T2">&gt;</text:span><text:span text:style-name="T6">The standard markup language for creating web pages.</text:span><text:span text:style-name="T2">&lt;/</text:span><text:span text:style-name="T4">dd</text:span><text:span text:style-name="T2">&gt;</text:span></text:p>
      <text:p text:style-name="P1"><text:span text:style-name="T6"><text:s text:c="7"/></text:span></text:p>
      <text:p text:style-name="P1"><text:span text:style-name="T6"><text:s text:c="8"/></text:span><text:span text:style-name="T2">&lt;</text:span><text:span text:style-name="T4">dt</text:span><text:span text:style-name="T2">&gt;</text:span><text:span text:style-name="T6">CSS</text:span><text:span text:style-name="T2">&lt;/</text:span><text:span text:style-name="T4">dt</text:span><text:span text:style-name="T2">&gt;</text:span></text:p>
      <text:p text:style-name="P1"><text:span text:style-name="T6"><text:s text:c="8"/></text:span><text:span text:style-name="T2">&lt;</text:span><text:span text:style-name="T4">dd</text:span><text:span text:style-name="T2">&gt;</text:span><text:span text:style-name="T6">Styles the web pages to make them visually appealing.</text:span><text:span text:style-name="T2">&lt;/</text:span><text:span text:style-name="T4">dd</text:span><text:span text:style-name="T2">&gt;</text:span></text:p>
      <text:p text:style-name="P1"><text:span text:style-name="T6"><text:s text:c="7"/></text:span></text:p>
      <text:p text:style-name="P1"><text:span text:style-name="T6"><text:s text:c="8"/></text:span><text:span text:style-name="T2">&lt;</text:span><text:span text:style-name="T4">dt</text:span><text:span text:style-name="T2">&gt;</text:span><text:span text:style-name="T6">JavaScript</text:span><text:span text:style-name="T2">&lt;/</text:span><text:span text:style-name="T4">dt</text:span><text:span text:style-name="T2">&gt;</text:span></text:p>
      <text:p text:style-name="P1"><text:span text:style-name="T6"><text:s text:c="8"/></text:span><text:span text:style-name="T2">&lt;</text:span><text:span text:style-name="T4">dd</text:span><text:span text:style-name="T2">&gt;</text:span><text:span text:style-name="T6">A programming language used to create dynamic and interactive web content.</text:span><text:span text:style-name="T2">&lt;/</text:span><text:span text:style-name="T4">dd</text:span><text:span text:style-name="T2">&gt;</text:span></text:p>
      <text:p text:style-name="P1"><text:span text:style-name="T6"><text:s text:c="7"/></text:span></text:p>
      <text:p text:style-name="P1"><text:span text:style-name="T6"><text:s text:c="8"/></text:span><text:span text:style-name="T2">&lt;</text:span><text:span text:style-name="T4">dt</text:span><text:span text:style-name="T2">&gt;</text:span><text:span text:style-name="T6">React</text:span><text:span text:style-name="T2">&lt;/</text:span><text:span text:style-name="T4">dt</text:span><text:span text:style-name="T2">&gt;</text:span></text:p>
      <text:p text:style-name="P1"><text:span text:style-name="T6"><text:s text:c="8"/></text:span><text:span text:style-name="T2">&lt;</text:span><text:span text:style-name="T4">dd</text:span><text:span text:style-name="T2">&gt;</text:span><text:span text:style-name="T6">A JavaScript library for building user interfaces, especially for single-page applications.</text:span><text:span text:style-name="T2">&lt;/</text:span><text:span text:style-name="T4">dd</text:span><text:span text:style-name="T2">&gt;</text:span></text:p>
      <text:p text:style-name="P1"><text:span text:style-name="T6"><text:s text:c="7"/></text:span></text:p>
      <text:p text:style-name="P1"><text:span text:style-name="T6"><text:s text:c="8"/></text:span><text:span text:style-name="T2">&lt;</text:span><text:span text:style-name="T4">dt</text:span><text:span text:style-name="T2">&gt;</text:span><text:span text:style-name="T6">Node.js</text:span><text:span text:style-name="T2">&lt;/</text:span><text:span text:style-name="T4">dt</text:span><text:span text:style-name="T2">&gt;</text:span></text:p>
      <text:p text:style-name="P1"><text:span text:style-name="T6"><text:s text:c="8"/></text:span><text:span text:style-name="T2">&lt;</text:span><text:span text:style-name="T4">dd</text:span><text:span text:style-name="T2">&gt;</text:span><text:span text:style-name="T6">A JavaScript runtime that allows running JavaScript on the server-side.</text:span><text:span text:style-name="T2">&lt;/</text:span><text:span text:style-name="T4">dd</text:span><text:span text:style-name="T2">&gt;</text:span></text:p>
      <text:p text:style-name="P1"><text:span text:style-name="T6"><text:s text:c="7"/></text:span></text:p>
      <text:p text:style-name="P1"><text:span text:style-name="T6"><text:s text:c="8"/></text:span><text:span text:style-name="T2">&lt;</text:span><text:span text:style-name="T4">dt</text:span><text:span text:style-name="T2">&gt;</text:span><text:span text:style-name="T6">Express.js</text:span><text:span text:style-name="T2">&lt;/</text:span><text:span text:style-name="T4">dt</text:span><text:span text:style-name="T2">&gt;</text:span></text:p>
      <text:p text:style-name="P1"><text:span text:style-name="T6"><text:s text:c="8"/></text:span><text:span text:style-name="T2">&lt;</text:span><text:span text:style-name="T4">dd</text:span><text:span text:style-name="T2">&gt;</text:span><text:span text:style-name="T6">A minimal and flexible Node.js web application framework for building APIs.</text:span><text:span text:style-name="T2">&lt;/</text:span><text:span text:style-name="T4">dd</text:span><text:span text:style-name="T2">&gt;</text:span></text:p>
      <text:p text:style-name="P1"><text:span text:style-name="T6"><text:s text:c="7"/></text:span></text:p>
      <text:p text:style-name="P1"><text:span text:style-name="T6"><text:s text:c="8"/></text:span><text:span text:style-name="T2">&lt;</text:span><text:span text:style-name="T4">dt</text:span><text:span text:style-name="T2">&gt;</text:span><text:span text:style-name="T6">MongoDB</text:span><text:span text:style-name="T2">&lt;/</text:span><text:span text:style-name="T4">dt</text:span><text:span text:style-name="T2">&gt;</text:span></text:p>
      <text:p text:style-name="P1"><text:span text:style-name="T6"><text:s text:c="8"/></text:span><text:span text:style-name="T2">&lt;</text:span><text:span text:style-name="T4">dd</text:span><text:span text:style-name="T2">&gt;</text:span><text:span text:style-name="T6">A NoSQL database used for storing data in JSON-like format.</text:span><text:span text:style-name="T2">&lt;/</text:span><text:span text:style-name="T4">dd</text:span><text:span text:style-name="T2">&gt;</text:span></text:p>
      <text:p text:style-name="P1"><text:span text:style-name="T6"><text:s text:c="7"/></text:span></text:p>
      <text:p text:style-name="P1"><text:span text:style-name="T6"><text:s text:c="8"/></text:span><text:span text:style-name="T2">&lt;</text:span><text:span text:style-name="T4">dt</text:span><text:span text:style-name="T2">&gt;</text:span><text:span text:style-name="T6">MySQL</text:span><text:span text:style-name="T2">&lt;/</text:span><text:span text:style-name="T4">dt</text:span><text:span text:style-name="T2">&gt;</text:span></text:p>
      <text:p text:style-name="P1"><text:soft-page-break/><text:span text:style-name="T6"><text:s text:c="8"/></text:span><text:span text:style-name="T2">&lt;</text:span><text:span text:style-name="T4">dd</text:span><text:span text:style-name="T2">&gt;</text:span><text:span text:style-name="T6">A relational database management system commonly used for structured data storage.</text:span><text:span text:style-name="T2">&lt;/</text:span><text:span text:style-name="T4">dd</text:span><text:span text:style-name="T2">&gt;</text:span></text:p>
      <text:p text:style-name="P1"><text:span text:style-name="T6"><text:s text:c="7"/></text:span></text:p>
      <text:p text:style-name="P1"><text:span text:style-name="T6"><text:s text:c="8"/></text:span><text:span text:style-name="T2">&lt;</text:span><text:span text:style-name="T4">dt</text:span><text:span text:style-name="T2">&gt;</text:span><text:span text:style-name="T6">Git</text:span><text:span text:style-name="T2">&lt;/</text:span><text:span text:style-name="T4">dt</text:span><text:span text:style-name="T2">&gt;</text:span></text:p>
      <text:p text:style-name="P1"><text:span text:style-name="T6"><text:s text:c="8"/></text:span><text:span text:style-name="T2">&lt;</text:span><text:span text:style-name="T4">dd</text:span><text:span text:style-name="T2">&gt;</text:span><text:span text:style-name="T6">A version control system used for tracking changes in code.</text:span><text:span text:style-name="T2">&lt;/</text:span><text:span text:style-name="T4">dd</text:span><text:span text:style-name="T2">&gt;</text:span></text:p>
      <text:p text:style-name="P1"><text:span text:style-name="T6"><text:s text:c="7"/></text:span></text:p>
      <text:p text:style-name="P1"><text:span text:style-name="T6"><text:s text:c="8"/></text:span><text:span text:style-name="T2">&lt;</text:span><text:span text:style-name="T4">dt</text:span><text:span text:style-name="T2">&gt;</text:span><text:span text:style-name="T6">Docker</text:span><text:span text:style-name="T2">&lt;/</text:span><text:span text:style-name="T4">dt</text:span><text:span text:style-name="T2">&gt;</text:span></text:p>
      <text:p text:style-name="P1"><text:span text:style-name="T6"><text:s text:c="8"/></text:span><text:span text:style-name="T2">&lt;</text:span><text:span text:style-name="T4">dd</text:span><text:span text:style-name="T2">&gt;</text:span><text:span text:style-name="T6">A containerization platform that helps in deploying applications in isolated environments.</text:span><text:span text:style-name="T2">&lt;/</text:span><text:span text:style-name="T4">dd</text:span><text:span text:style-name="T2">&gt;</text:span></text:p>
      <text:p text:style-name="P1"><text:span text:style-name="T6"><text:s text:c="4"/></text:span><text:span text:style-name="T2">&lt;/</text:span><text:span text:style-name="T4">dl</text:span><text:span text:style-name="T2">&gt;</text:span></text:p>
      <text:p text:style-name="P1"><text:span text:style-name="T2">&lt;/</text:span><text:span text:style-name="T4">body</text:span><text:span text:style-name="T2">&gt;</text:span></text:p>
      <text:p text:style-name="P1"><text:span text:style-name="T2">&lt;/</text:span><text:span text:style-name="T4">html</text:span><text:span text:style-name="T2">&gt;</text:span></text:p>
      <text:p text:style-name="P2"/>
      <text:p text:style-name="Standard"/>
      <text:p text:style-name="Standard">6. Create an ordered list of the full stack web development tech stack HTML, CSS, and JS. For each tech stack, create a table that lists the tech stack name, its primary use cases, and some key features or benefits. Below is a reference image.</text:p>
      <text:p text:style-name="P1"><text:span text:style-name="T2">&lt;!</text:span><text:span text:style-name="T4">DOCTYPE</text:span><text:span text:style-name="T6"> </text:span><text:span text:style-name="T8">html</text:span><text:span text:style-name="T2">&gt;</text:span></text:p>
      <text:p text:style-name="P1"><text:span text:style-name="T2">&lt;</text:span><text:span text:style-name="T4">html</text:span><text:span text:style-name="T2">&gt;</text:span></text:p>
      <text:p text:style-name="P1"><text:span text:style-name="T2">&lt;</text:span><text:span text:style-name="T4">head</text:span><text:span text:style-name="T2">&gt;</text:span></text:p>
      <text:p text:style-name="P1"><text:span text:style-name="T6"><text:s text:c="4"/></text:span><text:span text:style-name="T2">&lt;</text:span><text:span text:style-name="T4">title</text:span><text:span text:style-name="T2">&gt;</text:span><text:span text:style-name="T6">Order List</text:span><text:span text:style-name="T2">&lt;/</text:span><text:span text:style-name="T4">title</text:span><text:span text:style-name="T2">&gt;</text:span></text:p>
      <text:p text:style-name="P1"><text:span text:style-name="T2">&lt;/</text:span><text:span text:style-name="T4">head</text:span><text:span text:style-name="T2">&gt;</text:span></text:p>
      <text:p text:style-name="P1"><text:span text:style-name="T2">&lt;</text:span><text:span text:style-name="T4">body</text:span><text:span text:style-name="T2">&gt;</text:span></text:p>
      <text:p text:style-name="P1"><text:span text:style-name="T6"><text:s text:c="3"/></text:span></text:p>
      <text:p text:style-name="P1"><text:span text:style-name="T6"><text:s text:c="4"/></text:span><text:span text:style-name="T2">&lt;</text:span><text:span text:style-name="T4">h2</text:span><text:span text:style-name="T2">&gt;</text:span><text:span text:style-name="T6">Full Stack Web Development Tech Stack</text:span><text:span text:style-name="T2">&lt;/</text:span><text:span text:style-name="T4">h2</text:span><text:span text:style-name="T2">&gt;</text:span></text:p>
      <text:p text:style-name="P1"><text:soft-page-break/><text:span text:style-name="T6"><text:s text:c="4"/></text:span><text:span text:style-name="T2">&lt;</text:span><text:span text:style-name="T4">ol</text:span><text:span text:style-name="T2">&gt;</text:span></text:p>
      <text:p text:style-name="P1"><text:span text:style-name="T6"><text:s text:c="8"/></text:span><text:span text:style-name="T2">&lt;</text:span><text:span text:style-name="T4">li</text:span><text:span text:style-name="T2">&gt;</text:span></text:p>
      <text:p text:style-name="P1"><text:span text:style-name="T6"><text:s text:c="12"/></text:span><text:span text:style-name="T2">&lt;</text:span><text:span text:style-name="T4">h3</text:span><text:span text:style-name="T2">&gt;</text:span><text:span text:style-name="T6">HTML</text:span><text:span text:style-name="T2">&lt;/</text:span><text:span text:style-name="T4">h3</text:span><text:span text:style-name="T2">&gt;</text:span></text:p>
      <text:p text:style-name="P1"><text:span text:style-name="T6"><text:s text:c="12"/></text:span><text:span text:style-name="T2">&lt;</text:span><text:span text:style-name="T4">table</text:span><text:span text:style-name="T6"> </text:span><text:span text:style-name="T12">border</text:span><text:span text:style-name="T6">=</text:span><text:span text:style-name="T10">"1"</text:span><text:span text:style-name="T2">&gt;</text:span></text:p>
      <text:p text:style-name="P1"><text:span text:style-name="T6"><text:s text:c="16"/></text:span><text:span text:style-name="T2">&lt;</text:span><text:span text:style-name="T4">tr</text:span><text:span text:style-name="T2">&gt;</text:span></text:p>
      <text:p text:style-name="P1"><text:span text:style-name="T6"><text:s text:c="20"/></text:span><text:span text:style-name="T2">&lt;</text:span><text:span text:style-name="T4">th</text:span><text:span text:style-name="T2">&gt;</text:span><text:span text:style-name="T6">Tech Stack</text:span><text:span text:style-name="T2">&lt;/</text:span><text:span text:style-name="T4">th</text:span><text:span text:style-name="T2">&gt;</text:span></text:p>
      <text:p text:style-name="P1"><text:span text:style-name="T6"><text:s text:c="20"/></text:span><text:span text:style-name="T2">&lt;</text:span><text:span text:style-name="T4">th</text:span><text:span text:style-name="T2">&gt;</text:span><text:span text:style-name="T6">Primary Use Cases</text:span><text:span text:style-name="T2">&lt;/</text:span><text:span text:style-name="T4">th</text:span><text:span text:style-name="T2">&gt;</text:span></text:p>
      <text:p text:style-name="P1"><text:span text:style-name="T6"><text:s text:c="20"/></text:span><text:span text:style-name="T2">&lt;</text:span><text:span text:style-name="T4">th</text:span><text:span text:style-name="T2">&gt;</text:span><text:span text:style-name="T6">Key Features/Benefits</text:span><text:span text:style-name="T2">&lt;/</text:span><text:span text:style-name="T4">th</text:span><text:span text:style-name="T2">&gt;</text:span></text:p>
      <text:p text:style-name="P1"><text:span text:style-name="T6"><text:s text:c="16"/></text:span><text:span text:style-name="T2">&lt;/</text:span><text:span text:style-name="T4">tr</text:span><text:span text:style-name="T2">&gt;</text:span></text:p>
      <text:p text:style-name="P1"><text:span text:style-name="T6"><text:s text:c="16"/></text:span><text:span text:style-name="T2">&lt;</text:span><text:span text:style-name="T4">tr</text:span><text:span text:style-name="T2">&gt;</text:span></text:p>
      <text:p text:style-name="P1"><text:span text:style-name="T6"><text:s text:c="20"/></text:span><text:span text:style-name="T2">&lt;</text:span><text:span text:style-name="T4">td</text:span><text:span text:style-name="T2">&gt;</text:span><text:span text:style-name="T6">HTML</text:span><text:span text:style-name="T2">&lt;/</text:span><text:span text:style-name="T4">td</text:span><text:span text:style-name="T2">&gt;</text:span></text:p>
      <text:p text:style-name="P1"><text:span text:style-name="T6"><text:s text:c="20"/></text:span><text:span text:style-name="T2">&lt;</text:span><text:span text:style-name="T4">td</text:span><text:span text:style-name="T2">&gt;</text:span><text:span text:style-name="T6">Structuring web pages</text:span><text:span text:style-name="T2">&lt;/</text:span><text:span text:style-name="T4">td</text:span><text:span text:style-name="T2">&gt;</text:span></text:p>
      <text:p text:style-name="P1"><text:span text:style-name="T6"><text:s text:c="20"/></text:span><text:span text:style-name="T2">&lt;</text:span><text:span text:style-name="T4">td</text:span><text:span text:style-name="T2">&gt;</text:span><text:span text:style-name="T6">Semantic elements, easy to learn, widely supported</text:span><text:span text:style-name="T2">&lt;/</text:span><text:span text:style-name="T4">td</text:span><text:span text:style-name="T2">&gt;</text:span></text:p>
      <text:p text:style-name="P1"><text:span text:style-name="T6"><text:s text:c="16"/></text:span><text:span text:style-name="T2">&lt;/</text:span><text:span text:style-name="T4">tr</text:span><text:span text:style-name="T2">&gt;</text:span></text:p>
      <text:p text:style-name="P1"><text:span text:style-name="T6"><text:s text:c="12"/></text:span><text:span text:style-name="T2">&lt;/</text:span><text:span text:style-name="T4">table</text:span><text:span text:style-name="T2">&gt;</text:span></text:p>
      <text:p text:style-name="P1"><text:span text:style-name="T6"><text:s text:c="8"/></text:span><text:span text:style-name="T2">&lt;/</text:span><text:span text:style-name="T4">li</text:span><text:span text:style-name="T2">&gt;</text:span></text:p>
      <text:p text:style-name="P1"><text:span text:style-name="T6"><text:s text:c="8"/></text:span><text:span text:style-name="T2">&lt;</text:span><text:span text:style-name="T4">li</text:span><text:span text:style-name="T2">&gt;</text:span></text:p>
      <text:p text:style-name="P1"><text:span text:style-name="T6"><text:s text:c="12"/></text:span><text:span text:style-name="T2">&lt;</text:span><text:span text:style-name="T4">h3</text:span><text:span text:style-name="T2">&gt;</text:span><text:span text:style-name="T6">CSS</text:span><text:span text:style-name="T2">&lt;/</text:span><text:span text:style-name="T4">h3</text:span><text:span text:style-name="T2">&gt;</text:span></text:p>
      <text:p text:style-name="P1"><text:span text:style-name="T6"><text:s text:c="12"/></text:span><text:span text:style-name="T2">&lt;</text:span><text:span text:style-name="T4">table</text:span><text:span text:style-name="T6"> </text:span><text:span text:style-name="T12">border</text:span><text:span text:style-name="T6">=</text:span><text:span text:style-name="T10">"1"</text:span><text:span text:style-name="T2">&gt;</text:span></text:p>
      <text:p text:style-name="P1"><text:span text:style-name="T6"><text:s text:c="16"/></text:span><text:span text:style-name="T2">&lt;</text:span><text:span text:style-name="T4">tr</text:span><text:span text:style-name="T2">&gt;</text:span></text:p>
      <text:p text:style-name="P1"><text:span text:style-name="T6"><text:s text:c="20"/></text:span><text:span text:style-name="T2">&lt;</text:span><text:span text:style-name="T4">th</text:span><text:span text:style-name="T2">&gt;</text:span><text:span text:style-name="T6">Tech Stack</text:span><text:span text:style-name="T2">&lt;/</text:span><text:span text:style-name="T4">th</text:span><text:span text:style-name="T2">&gt;</text:span></text:p>
      <text:p text:style-name="P1"><text:soft-page-break/><text:span text:style-name="T6"><text:s text:c="20"/></text:span><text:span text:style-name="T2">&lt;</text:span><text:span text:style-name="T4">th</text:span><text:span text:style-name="T2">&gt;</text:span><text:span text:style-name="T6">Primary Use Cases</text:span><text:span text:style-name="T2">&lt;/</text:span><text:span text:style-name="T4">th</text:span><text:span text:style-name="T2">&gt;</text:span></text:p>
      <text:p text:style-name="P1"><text:span text:style-name="T6"><text:s text:c="20"/></text:span><text:span text:style-name="T2">&lt;</text:span><text:span text:style-name="T4">th</text:span><text:span text:style-name="T2">&gt;</text:span><text:span text:style-name="T6">Key Features/Benefits</text:span><text:span text:style-name="T2">&lt;/</text:span><text:span text:style-name="T4">th</text:span><text:span text:style-name="T2">&gt;</text:span></text:p>
      <text:p text:style-name="P1"><text:span text:style-name="T6"><text:s text:c="16"/></text:span><text:span text:style-name="T2">&lt;/</text:span><text:span text:style-name="T4">tr</text:span><text:span text:style-name="T2">&gt;</text:span></text:p>
      <text:p text:style-name="P1"><text:span text:style-name="T6"><text:s text:c="16"/></text:span><text:span text:style-name="T2">&lt;</text:span><text:span text:style-name="T4">tr</text:span><text:span text:style-name="T2">&gt;</text:span></text:p>
      <text:p text:style-name="P1"><text:span text:style-name="T6"><text:s text:c="20"/></text:span><text:span text:style-name="T2">&lt;</text:span><text:span text:style-name="T4">td</text:span><text:span text:style-name="T2">&gt;</text:span><text:span text:style-name="T6">CSS</text:span><text:span text:style-name="T2">&lt;/</text:span><text:span text:style-name="T4">td</text:span><text:span text:style-name="T2">&gt;</text:span></text:p>
      <text:p text:style-name="P1"><text:span text:style-name="T6"><text:s text:c="20"/></text:span><text:span text:style-name="T2">&lt;</text:span><text:span text:style-name="T4">td</text:span><text:span text:style-name="T2">&gt;</text:span><text:span text:style-name="T6">Styling web pages</text:span><text:span text:style-name="T2">&lt;/</text:span><text:span text:style-name="T4">td</text:span><text:span text:style-name="T2">&gt;</text:span></text:p>
      <text:p text:style-name="P1"><text:span text:style-name="T6"><text:s text:c="20"/></text:span><text:span text:style-name="T2">&lt;</text:span><text:span text:style-name="T4">td</text:span><text:span text:style-name="T2">&gt;</text:span><text:span text:style-name="T6">Responsive design, animations, customization</text:span><text:span text:style-name="T2">&lt;/</text:span><text:span text:style-name="T4">td</text:span><text:span text:style-name="T2">&gt;</text:span></text:p>
      <text:p text:style-name="P1"><text:span text:style-name="T6"><text:s text:c="16"/></text:span><text:span text:style-name="T2">&lt;/</text:span><text:span text:style-name="T4">tr</text:span><text:span text:style-name="T2">&gt;</text:span></text:p>
      <text:p text:style-name="P1"><text:span text:style-name="T6"><text:s text:c="12"/></text:span><text:span text:style-name="T2">&lt;/</text:span><text:span text:style-name="T4">table</text:span><text:span text:style-name="T2">&gt;</text:span></text:p>
      <text:p text:style-name="P1"><text:span text:style-name="T6"><text:s text:c="8"/></text:span><text:span text:style-name="T2">&lt;/</text:span><text:span text:style-name="T4">li</text:span><text:span text:style-name="T2">&gt;</text:span></text:p>
      <text:p text:style-name="P1"><text:span text:style-name="T6"><text:s text:c="8"/></text:span><text:span text:style-name="T2">&lt;</text:span><text:span text:style-name="T4">li</text:span><text:span text:style-name="T2">&gt;</text:span></text:p>
      <text:p text:style-name="P1"><text:span text:style-name="T6"><text:s text:c="12"/></text:span><text:span text:style-name="T2">&lt;</text:span><text:span text:style-name="T4">h3</text:span><text:span text:style-name="T2">&gt;</text:span><text:span text:style-name="T6">JavaScript</text:span><text:span text:style-name="T2">&lt;/</text:span><text:span text:style-name="T4">h3</text:span><text:span text:style-name="T2">&gt;</text:span></text:p>
      <text:p text:style-name="P1"><text:span text:style-name="T6"><text:s text:c="12"/></text:span><text:span text:style-name="T2">&lt;</text:span><text:span text:style-name="T4">table</text:span><text:span text:style-name="T6"> </text:span><text:span text:style-name="T12">border</text:span><text:span text:style-name="T6">=</text:span><text:span text:style-name="T10">"1"</text:span><text:span text:style-name="T2">&gt;</text:span></text:p>
      <text:p text:style-name="P1"><text:span text:style-name="T6"><text:s text:c="16"/></text:span><text:span text:style-name="T2">&lt;</text:span><text:span text:style-name="T4">tr</text:span><text:span text:style-name="T2">&gt;</text:span></text:p>
      <text:p text:style-name="P1"><text:span text:style-name="T6"><text:s text:c="20"/></text:span><text:span text:style-name="T2">&lt;</text:span><text:span text:style-name="T4">th</text:span><text:span text:style-name="T2">&gt;</text:span><text:span text:style-name="T6">Tech Stack</text:span><text:span text:style-name="T2">&lt;/</text:span><text:span text:style-name="T4">th</text:span><text:span text:style-name="T2">&gt;</text:span></text:p>
      <text:p text:style-name="P1"><text:span text:style-name="T6"><text:s text:c="20"/></text:span><text:span text:style-name="T2">&lt;</text:span><text:span text:style-name="T4">th</text:span><text:span text:style-name="T2">&gt;</text:span><text:span text:style-name="T6">Primary Use Cases</text:span><text:span text:style-name="T2">&lt;/</text:span><text:span text:style-name="T4">th</text:span><text:span text:style-name="T2">&gt;</text:span></text:p>
      <text:p text:style-name="P1"><text:span text:style-name="T6"><text:s text:c="20"/></text:span><text:span text:style-name="T2">&lt;</text:span><text:span text:style-name="T4">th</text:span><text:span text:style-name="T2">&gt;</text:span><text:span text:style-name="T6">Key Features/Benefits</text:span><text:span text:style-name="T2">&lt;/</text:span><text:span text:style-name="T4">th</text:span><text:span text:style-name="T2">&gt;</text:span></text:p>
      <text:p text:style-name="P1"><text:span text:style-name="T6"><text:s text:c="16"/></text:span><text:span text:style-name="T2">&lt;/</text:span><text:span text:style-name="T4">tr</text:span><text:span text:style-name="T2">&gt;</text:span></text:p>
      <text:p text:style-name="P1"><text:span text:style-name="T6"><text:s text:c="16"/></text:span><text:span text:style-name="T2">&lt;</text:span><text:span text:style-name="T4">tr</text:span><text:span text:style-name="T2">&gt;</text:span></text:p>
      <text:p text:style-name="P1"><text:span text:style-name="T6"><text:s text:c="20"/></text:span><text:span text:style-name="T2">&lt;</text:span><text:span text:style-name="T4">td</text:span><text:span text:style-name="T2">&gt;</text:span><text:span text:style-name="T6">JavaScript</text:span><text:span text:style-name="T2">&lt;/</text:span><text:span text:style-name="T4">td</text:span><text:span text:style-name="T2">&gt;</text:span></text:p>
      <text:p text:style-name="P1"><text:span text:style-name="T6"><text:s text:c="20"/></text:span><text:span text:style-name="T2">&lt;</text:span><text:span text:style-name="T4">td</text:span><text:span text:style-name="T2">&gt;</text:span><text:span text:style-name="T6">Interactive and dynamic web content</text:span><text:span text:style-name="T2">&lt;/</text:span><text:span text:style-name="T4">td</text:span><text:span text:style-name="T2">&gt;</text:span></text:p>
      <text:p text:style-name="P1"><text:soft-page-break/><text:span text:style-name="T6"><text:s text:c="20"/></text:span><text:span text:style-name="T2">&lt;</text:span><text:span text:style-name="T4">td</text:span><text:span text:style-name="T2">&gt;</text:span><text:span text:style-name="T6">Client-side scripting, event-driven programming, large ecosystem</text:span><text:span text:style-name="T2">&lt;/</text:span><text:span text:style-name="T4">td</text:span><text:span text:style-name="T2">&gt;</text:span></text:p>
      <text:p text:style-name="P1"><text:span text:style-name="T6"><text:s text:c="16"/></text:span><text:span text:style-name="T2">&lt;/</text:span><text:span text:style-name="T4">tr</text:span><text:span text:style-name="T2">&gt;</text:span></text:p>
      <text:p text:style-name="P1"><text:span text:style-name="T6"><text:s text:c="12"/></text:span><text:span text:style-name="T2">&lt;/</text:span><text:span text:style-name="T4">table</text:span><text:span text:style-name="T2">&gt;</text:span></text:p>
      <text:p text:style-name="P1"><text:span text:style-name="T6"><text:s text:c="8"/></text:span><text:span text:style-name="T2">&lt;/</text:span><text:span text:style-name="T4">li</text:span><text:span text:style-name="T2">&gt;</text:span></text:p>
      <text:p text:style-name="P1"><text:span text:style-name="T6"><text:s text:c="4"/></text:span><text:span text:style-name="T2">&lt;/</text:span><text:span text:style-name="T4">ol</text:span><text:span text:style-name="T2">&gt;</text:span></text:p>
      <text:p text:style-name="P1"><text:span text:style-name="T2">&lt;/</text:span><text:span text:style-name="T4">body</text:span><text:span text:style-name="T2">&gt;</text:span></text:p>
      <text:p text:style-name="P1"><text:span text:style-name="T2">&lt;/</text:span><text:span text:style-name="T4">html</text:span><text:span text:style-name="T2">&gt;</text:span></text:p>
      <text:p text:style-name="P2"/>
      <text:p text:style-name="Standard"/>
      <text:p text:style-name="Standard">7.Build a complex nested list structure representing a multi-level table of contents. Use unordered lists (&lt;ul&gt;) and list items (&lt;li&gt;) with inline-block styling to create a structured layout. Apply formatting tags to enhance the presentation of list items.</text:p>
      <text:p text:style-name="P1"><text:span text:style-name="T2">&lt;!</text:span><text:span text:style-name="T4">DOCTYPE</text:span><text:span text:style-name="T6"> </text:span><text:span text:style-name="T8">html</text:span><text:span text:style-name="T2">&gt;</text:span></text:p>
      <text:p text:style-name="P1"><text:span text:style-name="T2">&lt;</text:span><text:span text:style-name="T4">html</text:span><text:span text:style-name="T2">&gt;</text:span></text:p>
      <text:p text:style-name="P1"><text:span text:style-name="T2">&lt;</text:span><text:span text:style-name="T4">head</text:span><text:span text:style-name="T2">&gt;</text:span></text:p>
      <text:p text:style-name="P1"><text:span text:style-name="T6"><text:s text:c="4"/></text:span><text:span text:style-name="T2">&lt;</text:span><text:span text:style-name="T4">title</text:span><text:span text:style-name="T2">&gt;</text:span><text:span text:style-name="T6">UnOrder list</text:span><text:span text:style-name="T2">&lt;/</text:span><text:span text:style-name="T4">title</text:span><text:span text:style-name="T2">&gt;</text:span></text:p>
      <text:p text:style-name="P1"><text:span text:style-name="T2">&lt;/</text:span><text:span text:style-name="T4">head</text:span><text:span text:style-name="T2">&gt;</text:span></text:p>
      <text:p text:style-name="P1"><text:span text:style-name="T2">&lt;</text:span><text:span text:style-name="T4">body</text:span><text:span text:style-name="T2">&gt;</text:span></text:p>
      <text:p text:style-name="P2"/>
      <text:p text:style-name="P1"><text:span text:style-name="T6"><text:s text:c="3"/></text:span></text:p>
      <text:p text:style-name="P1"><text:span text:style-name="T6"><text:s text:c="4"/></text:span><text:span text:style-name="T2">&lt;</text:span><text:span text:style-name="T4">h2</text:span><text:span text:style-name="T2">&gt;</text:span><text:span text:style-name="T6">Multi-Level Table of Contents</text:span><text:span text:style-name="T2">&lt;/</text:span><text:span text:style-name="T4">h2</text:span><text:span text:style-name="T2">&gt;</text:span></text:p>
      <text:p text:style-name="P1"><text:span text:style-name="T6"><text:s text:c="4"/></text:span><text:span text:style-name="T2">&lt;</text:span><text:span text:style-name="T4">ul</text:span><text:span text:style-name="T2">&gt;</text:span></text:p>
      <text:p text:style-name="P1"><text:span text:style-name="T6"><text:s text:c="8"/></text:span><text:span text:style-name="T2">&lt;</text:span><text:span text:style-name="T4">li</text:span><text:span text:style-name="T2">&gt;&lt;</text:span><text:span text:style-name="T4">a</text:span><text:span text:style-name="T6"> </text:span><text:span text:style-name="T8">href</text:span><text:span text:style-name="T6">=</text:span><text:span text:style-name="T10">"https://edu.gcfglobal.org/en/basic-computer-skills/installing-software-on-your-windows-pc/1/"</text:span><text:span text:style-name="T2">&gt;</text:span><text:span text:style-name="T6">Part:1 Introduction.</text:span><text:span text:style-name="T2">&lt;/</text:span><text:span text:style-name="T4">a</text:span><text:span text:style-name="T2">&gt;</text:span><text:span text:style-name="T6"> </text:span><text:span text:style-name="T2">&lt;/</text:span><text:span text:style-name="T4">li</text:span><text:span text:style-name="T2">&gt;</text:span></text:p>
      <text:p text:style-name="P1"><text:soft-page-break/><text:span text:style-name="T6"><text:s text:c="8"/></text:span><text:span text:style-name="T2">&lt;</text:span><text:span text:style-name="T4">li</text:span><text:span text:style-name="T2">&gt;&lt;</text:span><text:span text:style-name="T4">a</text:span><text:span text:style-name="T6"> </text:span><text:span text:style-name="T8">href</text:span><text:span text:style-name="T6">=</text:span><text:span text:style-name="T10">"https://edu.gcfglobal.org/en/basic-computer-skills/installing-software-on-your-windows-pc/1/"</text:span><text:span text:style-name="T2">&gt;</text:span><text:span text:style-name="T6">Part:2 Getting Start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1"><text:span text:style-name="T6"><text:s text:c="8"/></text:span><text:span text:style-name="T2">&lt;</text:span><text:span text:style-name="T4">ul</text:span><text:span text:style-name="T2">&gt;</text:span></text:p>
      <text:p text:style-name="P1"><text:span text:style-name="T6"><text:s text:c="12"/></text:span><text:span text:style-name="T2">&lt;</text:span><text:span text:style-name="T4">li</text:span><text:span text:style-name="T2">&gt;&lt;</text:span><text:span text:style-name="T4">a</text:span><text:span text:style-name="T6"> </text:span><text:span text:style-name="T8">href</text:span><text:span text:style-name="T6">=</text:span><text:span text:style-name="T10">"https://edu.gcfglobal.org/en/basic-computer-skills/installing-software-on-your-windows-pc/1/"</text:span><text:span text:style-name="T2">&gt;</text:span><text:span text:style-name="T6">2.1 Installing the software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1"><text:span text:style-name="T6"><text:s text:c="12"/></text:span><text:span text:style-name="T2">&lt;</text:span><text:span text:style-name="T4">li</text:span><text:span text:style-name="T2">&gt;&lt;</text:span><text:span text:style-name="T4">a</text:span><text:span text:style-name="T6"> </text:span><text:span text:style-name="T8">href</text:span><text:span text:style-name="T6">=</text:span><text:span text:style-name="T10">"https://edu.gcfglobal.org/en/basic-computer-skills/installing-software-on-your-windows-pc/1/"</text:span><text:span text:style-name="T2">&gt;</text:span><text:span text:style-name="T6">2.2 Creating a New projects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1"><text:span text:style-name="T6"><text:s text:c="12"/></text:span><text:span text:style-name="T2">&lt;</text:span><text:span text:style-name="T4">ul</text:span><text:span text:style-name="T2">&gt;</text:span></text:p>
      <text:p text:style-name="P1"><text:span text:style-name="T6"><text:s text:c="16"/></text:span><text:span text:style-name="T2">&lt;</text:span><text:span text:style-name="T4">li</text:span><text:span text:style-name="T2">&gt;&lt;</text:span><text:span text:style-name="T4">a</text:span><text:span text:style-name="T6"> </text:span><text:span text:style-name="T8">href</text:span><text:span text:style-name="T6">=</text:span><text:span text:style-name="T10">"https://edu.gcfglobal.org/en/basic-computer-skills/installing-software-on-your-windows-pc/1/"</text:span><text:span text:style-name="T2">&gt;</text:span><text:span text:style-name="T6">2.2.1 Project Templates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1"><text:span text:style-name="T6"><text:s text:c="16"/></text:span><text:span text:style-name="T2">&lt;</text:span><text:span text:style-name="T4">li</text:span><text:span text:style-name="T2">&gt;&lt;</text:span><text:span text:style-name="T4">a</text:span><text:span text:style-name="T6"> </text:span><text:span text:style-name="T8">href</text:span><text:span text:style-name="T6">=</text:span><text:span text:style-name="T10">"https://edu.gcfglobal.org/en/basic-computer-skills/installing-software-on-your-windows-pc/1/"</text:span><text:span text:style-name="T2">&gt;</text:span><text:span text:style-name="T6">2.2.2 Customizing Setting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1"><text:span text:style-name="T6"><text:s text:c="12"/></text:span><text:span text:style-name="T2">&lt;/</text:span><text:span text:style-name="T4">ul</text:span><text:span text:style-name="T2">&gt;</text:span></text:p>
      <text:p text:style-name="P1"><text:span text:style-name="T6"><text:s text:c="8"/></text:span><text:span text:style-name="T2">&lt;</text:span><text:span text:style-name="T4">li</text:span><text:span text:style-name="T2">&gt;&lt;</text:span><text:span text:style-name="T4">a</text:span><text:span text:style-name="T6"> </text:span><text:span text:style-name="T8">href</text:span><text:span text:style-name="T6">=</text:span><text:span text:style-name="T10">"https://edu.gcfglobal.org/en/basic-computer-skills/installing-software-on-your-windows-pc/1/"</text:span><text:span text:style-name="T2">&gt;</text:span><text:span text:style-name="T6">2.3 Exploring the Interface</text:span><text:span text:style-name="T2">&lt;/</text:span><text:span text:style-name="T4">a</text:span><text:span text:style-name="T2">&gt;</text:span></text:p>
      <text:p text:style-name="P1"><text:span text:style-name="T6"><text:s text:c="12"/></text:span><text:span text:style-name="T2">&lt;</text:span><text:span text:style-name="T4">ul</text:span><text:span text:style-name="T2">&gt;</text:span></text:p>
      <text:p text:style-name="P1"><text:span text:style-name="T6"><text:s text:c="16"/></text:span><text:span text:style-name="T2">&lt;</text:span><text:span text:style-name="T4">li</text:span><text:span text:style-name="T2">&gt;&lt;</text:span><text:span text:style-name="T4">a</text:span><text:span text:style-name="T6"> </text:span><text:span text:style-name="T8">href</text:span><text:span text:style-name="T6">=</text:span><text:span text:style-name="T10">"https://edu.gcfglobal.org/en/basic-computer-skills/installing-software-on-your-windows-pc/1/"</text:span><text:span text:style-name="T2">&gt;</text:span><text:span text:style-name="T6">2.3.1 Toolbar features</text:span><text:span text:style-name="T2">&lt;/</text:span><text:span text:style-name="T4">a</text:span><text:span text:style-name="T2">&gt;</text:span></text:p>
      <text:p text:style-name="P1"><text:span text:style-name="T6"><text:s text:c="20"/></text:span><text:span text:style-name="T2">&lt;</text:span><text:span text:style-name="T4">li</text:span><text:span text:style-name="T2">&gt;&lt;</text:span><text:span text:style-name="T4">a</text:span><text:span text:style-name="T6"> </text:span><text:span text:style-name="T8">href</text:span><text:span text:style-name="T6">=</text:span><text:span text:style-name="T10">"https://edu.gcfglobal.org/en/basic-computer-skills/installing-software-on-your-windows-pc/1/"</text:span><text:span text:style-name="T2">&gt;</text:span><text:span text:style-name="T6">2.3.2 Panel Layout</text:span><text:span text:style-name="T2">&lt;/</text:span><text:span text:style-name="T4">a</text:span><text:span text:style-name="T2">&gt;</text:span></text:p>
      <text:p text:style-name="P1"><text:span text:style-name="T6"><text:s text:c="24"/></text:span><text:span text:style-name="T2">&lt;</text:span><text:span text:style-name="T4">ul</text:span><text:span text:style-name="T2">&gt;</text:span></text:p>
      <text:p text:style-name="P1"><text:span text:style-name="T6"><text:s text:c="28"/></text:span><text:span text:style-name="T2">&lt;</text:span><text:span text:style-name="T4">li</text:span><text:span text:style-name="T2">&gt;&lt;</text:span><text:span text:style-name="T4">a</text:span><text:span text:style-name="T6"> </text:span><text:span text:style-name="T8">href</text:span><text:span text:style-name="T6">=</text:span><text:span text:style-name="T10">"https://edu.gcfglobal.org/en/basic-computer-skills/installing-software-on-your-windows-pc/1/"</text:span><text:span text:style-name="T2">&gt;</text:span><text:span text:style-name="T6">2.3.2.1 Docking Panels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1"><text:span text:style-name="T6"><text:s text:c="28"/></text:span><text:span text:style-name="T2">&lt;</text:span><text:span text:style-name="T4">li</text:span><text:span text:style-name="T2">&gt;&lt;</text:span><text:span text:style-name="T4">a</text:span><text:span text:style-name="T6"> </text:span><text:span text:style-name="T8">href</text:span><text:span text:style-name="T6">=</text:span><text:span text:style-name="T10">"https://edu.gcfglobal.org/en/basic-computer-skills/installing-software-on-your-windows-pc/1/"</text:span><text:span text:style-name="T2">&gt;</text:span><text:span text:style-name="T6">2.3.2.2 Tabbed Interface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1"><text:span text:style-name="T6"><text:s text:c="24"/></text:span><text:span text:style-name="T2">&lt;/</text:span><text:span text:style-name="T4">ul</text:span><text:span text:style-name="T2">&gt;</text:span></text:p>
      <text:p text:style-name="P1"><text:span text:style-name="T6"><text:s text:c="12"/></text:span><text:span text:style-name="T2">&lt;/</text:span><text:span text:style-name="T4">ul</text:span><text:span text:style-name="T2">&gt;</text:span></text:p>
      <text:p text:style-name="P1"><text:span text:style-name="T6"><text:s text:c="8"/></text:span><text:span text:style-name="T2">&lt;/</text:span><text:span text:style-name="T4">ul</text:span><text:span text:style-name="T2">&gt;</text:span></text:p>
      <text:p text:style-name="P1"><text:span text:style-name="T6"><text:s text:c="7"/></text:span></text:p>
      <text:p text:style-name="P1"><text:span text:style-name="T6"><text:s text:c="4"/></text:span><text:span text:style-name="T2">&lt;/</text:span><text:span text:style-name="T4">ul</text:span><text:span text:style-name="T2">&gt;</text:span></text:p>
      <text:p text:style-name="P2"/>
      <text:p text:style-name="P2"><text:soft-page-break/></text:p>
      <text:p text:style-name="P1"><text:span text:style-name="T2">&lt;</text:span><text:span text:style-name="T4">ul</text:span><text:span text:style-name="T2">&gt;</text:span></text:p>
      <text:p text:style-name="P1"><text:span text:style-name="T6"><text:s text:c="4"/></text:span><text:span text:style-name="T2">&lt;</text:span><text:span text:style-name="T4">li</text:span><text:span text:style-name="T2">&gt;&lt;</text:span><text:span text:style-name="T4">a</text:span><text:span text:style-name="T6"> </text:span><text:span text:style-name="T8">href</text:span><text:span text:style-name="T6">=</text:span><text:span text:style-name="T10">"https://edu.gcfglobal.org/en/basic-computer-skills/installing-software-on-your-windows-pc/1/"</text:span><text:span text:style-name="T2">&gt;</text:span><text:span text:style-name="T6">Part:3 Advance Topics.</text:span><text:span text:style-name="T2">&lt;/</text:span><text:span text:style-name="T4">a</text:span><text:span text:style-name="T2">&gt;</text:span><text:span text:style-name="T6"> </text:span><text:span text:style-name="T2">&lt;/</text:span><text:span text:style-name="T4">li</text:span><text:span text:style-name="T2">&gt;</text:span></text:p>
      <text:p text:style-name="P1"><text:span text:style-name="T6"><text:s text:c="4"/></text:span><text:span text:style-name="T2">&lt;</text:span><text:span text:style-name="T4">ul</text:span><text:span text:style-name="T2">&gt;</text:span></text:p>
      <text:p text:style-name="P1"><text:span text:style-name="T6"><text:s text:c="8"/></text:span><text:span text:style-name="T2">&lt;</text:span><text:span text:style-name="T4">li</text:span><text:span text:style-name="T2">&gt;&lt;</text:span><text:span text:style-name="T4">a</text:span><text:span text:style-name="T6"> </text:span><text:span text:style-name="T8">href</text:span><text:span text:style-name="T6">=</text:span><text:span text:style-name="T10">"https://edu.gcfglobal.org/en/basic-computer-skills/installing-software-on-your-windows-pc/1/"</text:span><text:span text:style-name="T2">&gt;</text:span><text:span text:style-name="T6">3.1 Working with Plugins</text:span><text:span text:style-name="T2">&lt;/</text:span><text:span text:style-name="T4">a</text:span><text:span text:style-name="T2">&gt;</text:span><text:span text:style-name="T6"> </text:span><text:span text:style-name="T2">&lt;/</text:span><text:span text:style-name="T4">li</text:span><text:span text:style-name="T2">&gt;</text:span></text:p>
      <text:p text:style-name="P1"><text:span text:style-name="T6"><text:s text:c="8"/></text:span><text:span text:style-name="T2">&lt;</text:span><text:span text:style-name="T4">ul</text:span><text:span text:style-name="T2">&gt;</text:span></text:p>
      <text:p text:style-name="P1"><text:span text:style-name="T6"><text:s text:c="12"/></text:span><text:span text:style-name="T2">&lt;</text:span><text:span text:style-name="T4">li</text:span><text:span text:style-name="T2">&gt;&lt;</text:span><text:span text:style-name="T4">a</text:span><text:span text:style-name="T6"> </text:span><text:span text:style-name="T8">href</text:span><text:span text:style-name="T6">=</text:span><text:span text:style-name="T10">"https://edu.gcfglobal.org/en/basic-computer-skills/installing-software-on-your-windows-pc/1/"</text:span><text:span text:style-name="T2">&gt;</text:span><text:span text:style-name="T6">3.1.1 Installing Plugins</text:span><text:span text:style-name="T2">&lt;/</text:span><text:span text:style-name="T4">a</text:span><text:span text:style-name="T2">&gt;</text:span><text:span text:style-name="T6"> </text:span><text:span text:style-name="T2">&lt;/</text:span><text:span text:style-name="T4">li</text:span><text:span text:style-name="T2">&gt;</text:span></text:p>
      <text:p text:style-name="P1"><text:span text:style-name="T6"><text:s text:c="12"/></text:span><text:span text:style-name="T2">&lt;</text:span><text:span text:style-name="T4">li</text:span><text:span text:style-name="T2">&gt;&lt;</text:span><text:span text:style-name="T4">a</text:span><text:span text:style-name="T6"> </text:span><text:span text:style-name="T8">href</text:span><text:span text:style-name="T6">=</text:span><text:span text:style-name="T10">"https://edu.gcfglobal.org/en/basic-computer-skills/installing-software-on-your-windows-pc/1/"</text:span><text:span text:style-name="T2">&gt;</text:span><text:span text:style-name="T6">3.1.2 Plugin Configuration</text:span><text:span text:style-name="T2">&lt;/</text:span><text:span text:style-name="T4">a</text:span><text:span text:style-name="T2">&gt;</text:span><text:span text:style-name="T6"> </text:span><text:span text:style-name="T2">&lt;/</text:span><text:span text:style-name="T4">li</text:span><text:span text:style-name="T2">&gt;</text:span></text:p>
      <text:p text:style-name="P1"><text:span text:style-name="T6"><text:s text:c="8"/></text:span><text:span text:style-name="T2">&lt;/</text:span><text:span text:style-name="T4">ul</text:span><text:span text:style-name="T2">&gt;</text:span></text:p>
      <text:p text:style-name="P1"><text:span text:style-name="T6"><text:s text:c="8"/></text:span><text:span text:style-name="T2">&lt;</text:span><text:span text:style-name="T4">li</text:span><text:span text:style-name="T2">&gt;&lt;</text:span><text:span text:style-name="T4">a</text:span><text:span text:style-name="T6"> </text:span><text:span text:style-name="T8">href</text:span><text:span text:style-name="T6">=</text:span><text:span text:style-name="T10">"https://edu.gcfglobal.org/en/basic-computer-skills/installing-software-on-your-windows-pc/1/"</text:span><text:span text:style-name="T2">&gt;</text:span><text:span text:style-name="T6">3.2 Customizing the UI</text:span><text:span text:style-name="T2">&lt;/</text:span><text:span text:style-name="T4">a</text:span><text:span text:style-name="T2">&gt;</text:span><text:span text:style-name="T6"> </text:span><text:span text:style-name="T2">&lt;/</text:span><text:span text:style-name="T4">li</text:span><text:span text:style-name="T2">&gt;</text:span></text:p>
      <text:p text:style-name="P1"><text:span text:style-name="T6"><text:s text:c="8"/></text:span><text:span text:style-name="T2">&lt;</text:span><text:span text:style-name="T4">ul</text:span><text:span text:style-name="T2">&gt;</text:span></text:p>
      <text:p text:style-name="P1"><text:span text:style-name="T6"><text:s text:c="12"/></text:span><text:span text:style-name="T2">&lt;</text:span><text:span text:style-name="T4">li</text:span><text:span text:style-name="T2">&gt;&lt;</text:span><text:span text:style-name="T4">a</text:span><text:span text:style-name="T6"> </text:span><text:span text:style-name="T8">href</text:span><text:span text:style-name="T6">=</text:span><text:span text:style-name="T10">"https://edu.gcfglobal.org/en/basic-computer-skills/installing-software-on-your-windows-pc/1/"</text:span><text:span text:style-name="T2">&gt;</text:span><text:span text:style-name="T6">3.2.1 Changing Themes</text:span><text:span text:style-name="T2">&lt;/</text:span><text:span text:style-name="T4">a</text:span><text:span text:style-name="T2">&gt;</text:span><text:span text:style-name="T6"> </text:span><text:span text:style-name="T2">&lt;/</text:span><text:span text:style-name="T4">li</text:span><text:span text:style-name="T2">&gt;</text:span></text:p>
      <text:p text:style-name="P1"><text:span text:style-name="T6"><text:s text:c="12"/></text:span><text:span text:style-name="T2">&lt;</text:span><text:span text:style-name="T4">li</text:span><text:span text:style-name="T2">&gt;&lt;</text:span><text:span text:style-name="T4">a</text:span><text:span text:style-name="T6"> </text:span><text:span text:style-name="T8">href</text:span><text:span text:style-name="T6">=</text:span><text:span text:style-name="T10">"https://edu.gcfglobal.org/en/basic-computer-skills/installing-software-on-your-windows-pc/1/"</text:span><text:span text:style-name="T2">&gt;</text:span><text:span text:style-name="T6">3.2.2 Configuring Shortcuts</text:span><text:span text:style-name="T2">&lt;/</text:span><text:span text:style-name="T4">a</text:span><text:span text:style-name="T2">&gt;</text:span><text:span text:style-name="T6"> </text:span><text:span text:style-name="T2">&lt;/</text:span><text:span text:style-name="T4">li</text:span><text:span text:style-name="T2">&gt;</text:span></text:p>
      <text:p text:style-name="P1"><text:span text:style-name="T6"><text:s text:c="8"/></text:span><text:span text:style-name="T2">&lt;/</text:span><text:span text:style-name="T4">ul</text:span><text:span text:style-name="T2">&gt;</text:span></text:p>
      <text:p text:style-name="P1"><text:span text:style-name="T6"><text:s text:c="8"/></text:span><text:span text:style-name="T2">&lt;</text:span><text:span text:style-name="T4">li</text:span><text:span text:style-name="T2">&gt;&lt;</text:span><text:span text:style-name="T4">a</text:span><text:span text:style-name="T6"> </text:span><text:span text:style-name="T8">href</text:span><text:span text:style-name="T6">=</text:span><text:span text:style-name="T10">"https://edu.gcfglobal.org/en/basic-computer-skills/installing-software-on-your-windows-pc/1/"</text:span><text:span text:style-name="T2">&gt;</text:span><text:span text:style-name="T6">3.3 Optimizing Performance</text:span><text:span text:style-name="T2">&lt;/</text:span><text:span text:style-name="T4">a</text:span><text:span text:style-name="T2">&gt;</text:span><text:span text:style-name="T6"> </text:span><text:span text:style-name="T2">&lt;/</text:span><text:span text:style-name="T4">li</text:span><text:span text:style-name="T2">&gt;</text:span></text:p>
      <text:p text:style-name="P1"><text:span text:style-name="T6"><text:s text:c="8"/></text:span><text:span text:style-name="T2">&lt;</text:span><text:span text:style-name="T4">ul</text:span><text:span text:style-name="T2">&gt;</text:span></text:p>
      <text:p text:style-name="P1"><text:span text:style-name="T6"><text:s text:c="12"/></text:span><text:span text:style-name="T2">&lt;</text:span><text:span text:style-name="T4">li</text:span><text:span text:style-name="T2">&gt;&lt;</text:span><text:span text:style-name="T4">a</text:span><text:span text:style-name="T6"> </text:span><text:span text:style-name="T8">href</text:span><text:span text:style-name="T6">=</text:span><text:span text:style-name="T10">"https://edu.gcfglobal.org/en/basic-computer-skills/installing-software-on-your-windows-pc/1/"</text:span><text:span text:style-name="T2">&gt;</text:span><text:span text:style-name="T6">3.3.1 Caching Strategies</text:span><text:span text:style-name="T2">&lt;/</text:span><text:span text:style-name="T4">a</text:span><text:span text:style-name="T2">&gt;</text:span><text:span text:style-name="T6"> </text:span><text:span text:style-name="T2">&lt;/</text:span><text:span text:style-name="T4">li</text:span><text:span text:style-name="T2">&gt;</text:span></text:p>
      <text:p text:style-name="P1"><text:span text:style-name="T6"><text:s text:c="12"/></text:span><text:span text:style-name="T2">&lt;</text:span><text:span text:style-name="T4">li</text:span><text:span text:style-name="T2">&gt;&lt;</text:span><text:span text:style-name="T4">a</text:span><text:span text:style-name="T6"> </text:span><text:span text:style-name="T8">href</text:span><text:span text:style-name="T6">=</text:span><text:span text:style-name="T10">"https://edu.gcfglobal.org/en/basic-computer-skills/installing-software-on-your-windows-pc/1/"</text:span><text:span text:style-name="T2">&gt;</text:span><text:span text:style-name="T6">3.3.2 Resources Minification</text:span><text:span text:style-name="T2">&lt;/</text:span><text:span text:style-name="T4">a</text:span><text:span text:style-name="T2">&gt;</text:span><text:span text:style-name="T6"> </text:span><text:span text:style-name="T2">&lt;/</text:span><text:span text:style-name="T4">li</text:span><text:span text:style-name="T2">&gt;</text:span></text:p>
      <text:p text:style-name="P1"><text:span text:style-name="T6"><text:s text:c="8"/></text:span><text:span text:style-name="T2">&lt;/</text:span><text:span text:style-name="T4">ul</text:span><text:span text:style-name="T2">&gt;</text:span></text:p>
      <text:p text:style-name="P1"><text:span text:style-name="T6"><text:s text:c="4"/></text:span><text:span text:style-name="T2">&lt;/</text:span><text:span text:style-name="T4">ul</text:span><text:span text:style-name="T2">&gt;</text:span></text:p>
      <text:p text:style-name="P1"><text:span text:style-name="T2">&lt;/</text:span><text:span text:style-name="T4">ul</text:span><text:span text:style-name="T2">&gt;</text:span></text:p>
      <text:p text:style-name="P1"><text:soft-page-break/><text:span text:style-name="T2">&lt;</text:span><text:span text:style-name="T4">ul</text:span><text:span text:style-name="T2">&gt;</text:span></text:p>
      <text:p text:style-name="P1"><text:span text:style-name="T6"><text:s text:c="4"/></text:span><text:span text:style-name="T2">&lt;</text:span><text:span text:style-name="T4">li</text:span><text:span text:style-name="T2">&gt;&lt;</text:span><text:span text:style-name="T4">a</text:span><text:span text:style-name="T6"> </text:span><text:span text:style-name="T8">href</text:span><text:span text:style-name="T6">=</text:span><text:span text:style-name="T10">"https://edu.gcfglobal.org/en/basic-computer-skills/installing-software-on-your-windows-pc/1/"</text:span><text:span text:style-name="T2">&gt;</text:span><text:span text:style-name="T6">Part:4 Conclusion</text:span><text:span text:style-name="T2">&lt;/</text:span><text:span text:style-name="T4">a</text:span><text:span text:style-name="T2">&gt;</text:span><text:span text:style-name="T6"> </text:span><text:span text:style-name="T2">&lt;/</text:span><text:span text:style-name="T4">li</text:span><text:span text:style-name="T2">&gt;</text:span></text:p>
      <text:p text:style-name="P1"><text:span text:style-name="T2">&lt;/</text:span><text:span text:style-name="T4">ul</text:span><text:span text:style-name="T2">&gt;</text:span></text:p>
      <text:p text:style-name="P1"><text:span text:style-name="T2">&lt;/</text:span><text:span text:style-name="T4">body</text:span><text:span text:style-name="T2">&gt;</text:span></text:p>
      <text:p text:style-name="P1"><text:span text:style-name="T2">&lt;/</text:span><text:span text:style-name="T4">html</text:span><text:span text:style-name="T2">&gt;</text:span></text:p>
      <text:p text:style-name="P2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T14">8.Create a table to display a conference schedule. Each row corresponds to a time slot, and each column corresponds to a room. Some time slots might have multiple sessions running simultaneously in different rooms. Utilize rowspan and colspan attributes as necessary to accommodate this complex schedule. (use table attribute “cellpadding” <text:s/>to give extra padding in each table cell </text:span></text:p>
      <text:p text:style-name="P1"><text:span text:style-name="T3">&lt;!</text:span><text:span text:style-name="T5">DOCTYPE</text:span><text:span text:style-name="T7"> </text:span><text:span text:style-name="T9">html</text:span><text:span text:style-name="T3">&gt;</text:span></text:p>
      <text:p text:style-name="P1"><text:span text:style-name="T3">&lt;</text:span><text:span text:style-name="T5">html</text:span><text:span text:style-name="T3">&gt;</text:span></text:p>
      <text:p text:style-name="P1"><text:span text:style-name="T3">&lt;</text:span><text:span text:style-name="T5">head</text:span><text:span text:style-name="T3">&gt;</text:span></text:p>
      <text:p text:style-name="P1"><text:span text:style-name="T7"><text:s text:c="4"/></text:span><text:span text:style-name="T3">&lt;</text:span><text:span text:style-name="T5">title</text:span><text:span text:style-name="T3">&gt;</text:span><text:span text:style-name="T7">Time Table</text:span><text:span text:style-name="T3">&lt;/</text:span><text:span text:style-name="T5">title</text:span><text:span text:style-name="T3">&gt;</text:span></text:p>
      <text:p text:style-name="P1"><text:soft-page-break/><text:span text:style-name="T3">&lt;/</text:span><text:span text:style-name="T5">head</text:span><text:span text:style-name="T3">&gt;</text:span></text:p>
      <text:p text:style-name="P1"><text:span text:style-name="T3">&lt;</text:span><text:span text:style-name="T5">body</text:span><text:span text:style-name="T3">&gt;</text:span></text:p>
      <text:p text:style-name="P1"><text:span text:style-name="T7"><text:s text:c="4"/></text:span><text:span text:style-name="T3">&lt;</text:span><text:span text:style-name="T5">h1</text:span><text:span text:style-name="T3">&gt;</text:span><text:span text:style-name="T7">Conference Schedule</text:span><text:span text:style-name="T3">&lt;/</text:span><text:span text:style-name="T5">h1</text:span><text:span text:style-name="T3">&gt;</text:span></text:p>
      <text:p text:style-name="P1"><text:span text:style-name="T7"><text:s text:c="2"/></text:span><text:span text:style-name="T3">&lt;</text:span><text:span text:style-name="T5">table</text:span><text:span text:style-name="T7"> </text:span><text:span text:style-name="T13">border</text:span><text:span text:style-name="T7">=</text:span><text:span text:style-name="T11">"1"</text:span><text:span text:style-name="T7"> </text:span><text:span text:style-name="T9">cellpading</text:span><text:span text:style-name="T7">=</text:span><text:span text:style-name="T11">"10"</text:span><text:span text:style-name="T7"> </text:span><text:span text:style-name="T9">cellspacing</text:span><text:span text:style-name="T7">=</text:span><text:span text:style-name="T11">"10"</text:span><text:span text:style-name="T3">&gt;</text:span></text:p>
      <text:p text:style-name="P1"><text:span text:style-name="T7"><text:s text:c="4"/></text:span><text:span text:style-name="T3">&lt;</text:span><text:span text:style-name="T5">tr</text:span><text:span text:style-name="T3">&gt;</text:span></text:p>
      <text:p text:style-name="P1"><text:span text:style-name="T7"><text:s text:c="8"/></text:span><text:span text:style-name="T3">&lt;</text:span><text:span text:style-name="T5">th</text:span><text:span text:style-name="T3">&gt;</text:span></text:p>
      <text:p text:style-name="P1"><text:span text:style-name="T7"><text:s text:c="12"/>Time</text:span></text:p>
      <text:p text:style-name="P1"><text:span text:style-name="T7"><text:s text:c="8"/></text:span><text:span text:style-name="T3">&lt;/</text:span><text:span text:style-name="T5">th</text:span><text:span text:style-name="T3">&gt;</text:span></text:p>
      <text:p text:style-name="P1"><text:span text:style-name="T7"><text:s text:c="8"/></text:span><text:span text:style-name="T3">&lt;</text:span><text:span text:style-name="T5">th</text:span><text:span text:style-name="T3">&gt;</text:span></text:p>
      <text:p text:style-name="P1"><text:span text:style-name="T7"><text:s text:c="12"/>Room 1</text:span></text:p>
      <text:p text:style-name="P1"><text:span text:style-name="T7"><text:s text:c="8"/></text:span><text:span text:style-name="T3">&lt;/</text:span><text:span text:style-name="T5">th</text:span><text:span text:style-name="T3">&gt;</text:span></text:p>
      <text:p text:style-name="P1"><text:span text:style-name="T7"><text:s text:c="8"/></text:span><text:span text:style-name="T3">&lt;</text:span><text:span text:style-name="T5">th</text:span><text:span text:style-name="T3">&gt;</text:span></text:p>
      <text:p text:style-name="P1"><text:span text:style-name="T7"><text:s text:c="12"/>Room 2</text:span></text:p>
      <text:p text:style-name="P1"><text:span text:style-name="T7"><text:s text:c="8"/></text:span><text:span text:style-name="T3">&lt;/</text:span><text:span text:style-name="T5">th</text:span><text:span text:style-name="T3">&gt;</text:span></text:p>
      <text:p text:style-name="P1"><text:span text:style-name="T7"><text:s text:c="8"/></text:span><text:span text:style-name="T3">&lt;</text:span><text:span text:style-name="T5">th</text:span><text:span text:style-name="T3">&gt;</text:span></text:p>
      <text:p text:style-name="P1"><text:span text:style-name="T7"><text:s text:c="12"/>Room 3</text:span></text:p>
      <text:p text:style-name="P1"><text:span text:style-name="T7"><text:s text:c="8"/></text:span><text:span text:style-name="T3">&lt;/</text:span><text:span text:style-name="T5">th</text:span><text:span text:style-name="T3">&gt;</text:span></text:p>
      <text:p text:style-name="P1"><text:span text:style-name="T7"><text:s text:c="8"/></text:span><text:span text:style-name="T3">&lt;</text:span><text:span text:style-name="T5">th</text:span><text:span text:style-name="T3">&gt;</text:span></text:p>
      <text:p text:style-name="P1"><text:span text:style-name="T7"><text:s text:c="12"/>Room 4</text:span></text:p>
      <text:p text:style-name="P1"><text:span text:style-name="T7"><text:s text:c="8"/></text:span><text:span text:style-name="T3">&lt;/</text:span><text:span text:style-name="T5">th</text:span><text:span text:style-name="T3">&gt;</text:span></text:p>
      <text:p text:style-name="P1"><text:span text:style-name="T7"><text:s text:c="4"/></text:span><text:span text:style-name="T3">&lt;/</text:span><text:span text:style-name="T5">tr</text:span><text:span text:style-name="T3">&gt;</text:span></text:p>
      <text:p text:style-name="P1"><text:soft-page-break/><text:span text:style-name="T7"><text:s text:c="4"/></text:span><text:span text:style-name="T3">&lt;</text:span><text:span text:style-name="T5">tr</text:span><text:span text:style-name="T3">&gt;</text:span></text:p>
      <text:p text:style-name="P1"><text:span text:style-name="T7"><text:s text:c="8"/></text:span><text:span text:style-name="T3">&lt;</text:span><text:span text:style-name="T5">td</text:span><text:span text:style-name="T7"> </text:span><text:span text:style-name="T9">rowspan</text:span><text:span text:style-name="T7">=</text:span><text:span text:style-name="T11">"3"</text:span><text:span text:style-name="T3">&gt;</text:span><text:span text:style-name="T7">9:00 Am - 10:00 AM</text:span><text:span text:style-name="T3">&lt;/</text:span><text:span text:style-name="T5">td</text:span><text:span text:style-name="T3">&gt;</text:span></text:p>
      <text:p text:style-name="P1"><text:span text:style-name="T7"><text:s text:c="8"/></text:span><text:span text:style-name="T3">&lt;</text:span><text:span text:style-name="T5">td</text:span><text:span text:style-name="T7"> </text:span><text:span text:style-name="T9">rowspan</text:span><text:span text:style-name="T7">=</text:span><text:span text:style-name="T11">"2"</text:span><text:span text:style-name="T3">&gt;</text:span><text:span text:style-name="T7">Keynote</text:span><text:span text:style-name="T3">&lt;/</text:span><text:span text:style-name="T5">td</text:span><text:span text:style-name="T3">&gt;</text:span></text:p>
      <text:p text:style-name="P1"><text:span text:style-name="T7"><text:s text:c="8"/></text:span><text:span text:style-name="T3">&lt;</text:span><text:span text:style-name="T5">td</text:span><text:span text:style-name="T3">&gt;</text:span><text:span text:style-name="T7">Session A</text:span><text:span text:style-name="T3">&lt;/</text:span><text:span text:style-name="T5">td</text:span><text:span text:style-name="T3">&gt;</text:span></text:p>
      <text:p text:style-name="P1"><text:span text:style-name="T7"><text:s text:c="8"/></text:span><text:span text:style-name="T3">&lt;</text:span><text:span text:style-name="T5">td</text:span><text:span text:style-name="T3">&gt;</text:span><text:span text:style-name="T7">Session B</text:span><text:span text:style-name="T3">&lt;/</text:span><text:span text:style-name="T5">td</text:span><text:span text:style-name="T3">&gt;</text:span></text:p>
      <text:p text:style-name="P1"><text:span text:style-name="T7"><text:s text:c="8"/></text:span><text:span text:style-name="T3">&lt;</text:span><text:span text:style-name="T5">td</text:span><text:span text:style-name="T7"> </text:span><text:span text:style-name="T9">rowspan</text:span><text:span text:style-name="T7">=</text:span><text:span text:style-name="T11">"3"</text:span><text:span text:style-name="T3">&gt;</text:span><text:span text:style-name="T7">Session C</text:span><text:span text:style-name="T3">&lt;/</text:span><text:span text:style-name="T5">td</text:span><text:span text:style-name="T3">&gt;</text:span></text:p>
      <text:p text:style-name="P1"><text:span text:style-name="T7"><text:s text:c="4"/></text:span><text:span text:style-name="T3">&lt;/</text:span><text:span text:style-name="T5">tr</text:span><text:span text:style-name="T3">&gt;</text:span></text:p>
      <text:p text:style-name="P1"><text:span text:style-name="T7"><text:s text:c="4"/></text:span><text:span text:style-name="T3">&lt;</text:span><text:span text:style-name="T5">td</text:span><text:span text:style-name="T3">&gt;</text:span><text:span text:style-name="T7">Session D</text:span><text:span text:style-name="T3">&lt;/</text:span><text:span text:style-name="T5">td</text:span><text:span text:style-name="T3">&gt;</text:span></text:p>
      <text:p text:style-name="P1"><text:span text:style-name="T7"><text:s text:c="4"/></text:span><text:span text:style-name="T3">&lt;</text:span><text:span text:style-name="T5">td</text:span><text:span text:style-name="T3">&gt;</text:span><text:span text:style-name="T7">Session E</text:span><text:span text:style-name="T3">&lt;/</text:span><text:span text:style-name="T5">td</text:span><text:span text:style-name="T3">&gt;</text:span></text:p>
      <text:p text:style-name="P1"><text:span text:style-name="T7"><text:s text:c="4"/></text:span><text:span text:style-name="T3">&lt;</text:span><text:span text:style-name="T5">tr</text:span><text:span text:style-name="T3">&gt;</text:span></text:p>
      <text:p text:style-name="P1"><text:span text:style-name="T7"><text:s text:c="8"/></text:span><text:span text:style-name="T3">&lt;</text:span><text:span text:style-name="T5">td</text:span><text:span text:style-name="T3">&gt;</text:span><text:span text:style-name="T7">10:00 AM - 11:30 AM</text:span><text:span text:style-name="T3">&lt;/</text:span><text:span text:style-name="T5">td</text:span><text:span text:style-name="T3">&gt;</text:span></text:p>
      <text:p text:style-name="P1"><text:span text:style-name="T7"><text:s text:c="8"/></text:span><text:span text:style-name="T3">&lt;</text:span><text:span text:style-name="T5">td</text:span><text:span text:style-name="T7"> </text:span><text:span text:style-name="T9">colspan</text:span><text:span text:style-name="T7">=</text:span><text:span text:style-name="T11">"2"</text:span><text:span text:style-name="T3">&gt;</text:span><text:span text:style-name="T7"> Session F</text:span><text:span text:style-name="T3">&lt;/</text:span><text:span text:style-name="T5">td</text:span><text:span text:style-name="T3">&gt;</text:span></text:p>
      <text:p text:style-name="P1"><text:span text:style-name="T7"><text:s text:c="4"/></text:span><text:span text:style-name="T3">&lt;/</text:span><text:span text:style-name="T5">tr</text:span><text:span text:style-name="T3">&gt;</text:span></text:p>
      <text:p text:style-name="P1"><text:span text:style-name="T7"><text:s text:c="4"/></text:span><text:span text:style-name="T3">&lt;</text:span><text:span text:style-name="T5">tr</text:span><text:span text:style-name="T3">&gt;</text:span></text:p>
      <text:p text:style-name="P1"><text:span text:style-name="T7"><text:s text:c="8"/></text:span><text:span text:style-name="T3">&lt;</text:span><text:span text:style-name="T5">td</text:span><text:span text:style-name="T3">&gt;</text:span><text:span text:style-name="T7">12:00 PM - 1:00 PM</text:span><text:span text:style-name="T3">&lt;/</text:span><text:span text:style-name="T5">td</text:span><text:span text:style-name="T3">&gt;</text:span></text:p>
      <text:p text:style-name="P1"><text:span text:style-name="T7"><text:s text:c="8"/></text:span><text:span text:style-name="T3">&lt;</text:span><text:span text:style-name="T5">td</text:span><text:span text:style-name="T7"> </text:span><text:span text:style-name="T9">colspan</text:span><text:span text:style-name="T7">=</text:span><text:span text:style-name="T11">"4"</text:span><text:span text:style-name="T3">&gt;</text:span><text:span text:style-name="T7">Lunch Break</text:span><text:span text:style-name="T3">&lt;/</text:span><text:span text:style-name="T5">td</text:span><text:span text:style-name="T3">&gt;</text:span></text:p>
      <text:p text:style-name="P1"><text:span text:style-name="T7"><text:s text:c="4"/></text:span><text:span text:style-name="T3">&lt;/</text:span><text:span text:style-name="T5">tr</text:span><text:span text:style-name="T3">&gt;</text:span></text:p>
      <text:p text:style-name="P1"><text:span text:style-name="T7"><text:s text:c="4"/></text:span><text:span text:style-name="T3">&lt;</text:span><text:span text:style-name="T5">tr</text:span><text:span text:style-name="T3">&gt;</text:span></text:p>
      <text:p text:style-name="P1"><text:span text:style-name="T7"><text:s text:c="8"/></text:span><text:span text:style-name="T3">&lt;</text:span><text:span text:style-name="T5">td</text:span><text:span text:style-name="T7"> </text:span><text:span text:style-name="T9">rowspan</text:span><text:span text:style-name="T7">=</text:span><text:span text:style-name="T11">"2"</text:span><text:span text:style-name="T3">&gt;</text:span><text:span text:style-name="T7">1:00 PM - 2:00 PM</text:span><text:span text:style-name="T3">&lt;/</text:span><text:span text:style-name="T5">td</text:span><text:span text:style-name="T3">&gt;</text:span></text:p>
      <text:p text:style-name="P1"><text:span text:style-name="T7"><text:s text:c="8"/></text:span><text:span text:style-name="T3">&lt;</text:span><text:span text:style-name="T5">td</text:span><text:span text:style-name="T3">&gt;</text:span><text:span text:style-name="T7"> Session G</text:span><text:span text:style-name="T3">&lt;/</text:span><text:span text:style-name="T5">td</text:span><text:span text:style-name="T3">&gt;</text:span></text:p>
      <text:p text:style-name="P1"><text:span text:style-name="T7"><text:s text:c="8"/></text:span><text:span text:style-name="T3">&lt;</text:span><text:span text:style-name="T5">td</text:span><text:span text:style-name="T7"> </text:span><text:span text:style-name="T9">rowspan</text:span><text:span text:style-name="T7">=</text:span><text:span text:style-name="T11">"2"</text:span><text:span text:style-name="T3">&gt;</text:span><text:span text:style-name="T7">Session H</text:span><text:span text:style-name="T3">&lt;/</text:span><text:span text:style-name="T5">td</text:span><text:span text:style-name="T3">&gt;</text:span></text:p>
      <text:p text:style-name="P1"><text:soft-page-break/><text:span text:style-name="T7"><text:s text:c="8"/></text:span><text:span text:style-name="T3">&lt;</text:span><text:span text:style-name="T5">td</text:span><text:span text:style-name="T3">&gt;</text:span><text:span text:style-name="T7"> Session I</text:span><text:span text:style-name="T3">&lt;/</text:span><text:span text:style-name="T5">td</text:span><text:span text:style-name="T3">&gt;</text:span></text:p>
      <text:p text:style-name="P1"><text:span text:style-name="T7"><text:s text:c="8"/></text:span><text:span text:style-name="T3">&lt;</text:span><text:span text:style-name="T5">td</text:span><text:span text:style-name="T3">&gt;</text:span><text:span text:style-name="T7"> Session J</text:span><text:span text:style-name="T3">&lt;/</text:span><text:span text:style-name="T5">td</text:span><text:span text:style-name="T3">&gt;</text:span></text:p>
      <text:p text:style-name="P1"><text:span text:style-name="T7"><text:s text:c="4"/></text:span><text:span text:style-name="T3">&lt;/</text:span><text:span text:style-name="T5">tr</text:span><text:span text:style-name="T3">&gt;</text:span></text:p>
      <text:p text:style-name="P1"><text:span text:style-name="T7"><text:s text:c="4"/></text:span><text:span text:style-name="T3">&lt;</text:span><text:span text:style-name="T5">tr</text:span><text:span text:style-name="T3">&gt;</text:span></text:p>
      <text:p text:style-name="P1"><text:span text:style-name="T7"><text:s text:c="8"/></text:span><text:span text:style-name="T3">&lt;</text:span><text:span text:style-name="T5">td</text:span><text:span text:style-name="T3">&gt;</text:span><text:span text:style-name="T7"> Session K</text:span><text:span text:style-name="T3">&lt;/</text:span><text:span text:style-name="T5">td</text:span><text:span text:style-name="T3">&gt;</text:span></text:p>
      <text:p text:style-name="P1"><text:span text:style-name="T7"><text:s text:c="8"/></text:span><text:span text:style-name="T3">&lt;</text:span><text:span text:style-name="T5">td</text:span><text:span text:style-name="T3">&gt;</text:span><text:span text:style-name="T7"> Session L</text:span><text:span text:style-name="T3">&lt;/</text:span><text:span text:style-name="T5">td</text:span><text:span text:style-name="T3">&gt;</text:span></text:p>
      <text:p text:style-name="P1"><text:span text:style-name="T7"><text:s text:c="8"/></text:span><text:span text:style-name="T3">&lt;</text:span><text:span text:style-name="T5">td</text:span><text:span text:style-name="T3">&gt;</text:span><text:span text:style-name="T7"> Session M</text:span><text:span text:style-name="T3">&lt;/</text:span><text:span text:style-name="T5">td</text:span><text:span text:style-name="T3">&gt;</text:span></text:p>
      <text:p text:style-name="P1"><text:span text:style-name="T7"><text:s text:c="4"/></text:span><text:span text:style-name="T3">&lt;/</text:span><text:span text:style-name="T5">tr</text:span><text:span text:style-name="T3">&gt;</text:span></text:p>
      <text:p text:style-name="P1"><text:span text:style-name="T7"><text:s text:c="2"/></text:span><text:span text:style-name="T3">&lt;/</text:span><text:span text:style-name="T5">table</text:span><text:span text:style-name="T3">&gt;</text:span></text:p>
      <text:p text:style-name="P1"><text:span text:style-name="T3">&lt;/</text:span><text:span text:style-name="T5">body</text:span><text:span text:style-name="T3">&gt;</text:span></text:p>
      <text:p text:style-name="P1"><text:span text:style-name="T3">&lt;/</text:span><text:span text:style-name="T5">html</text:span><text:span text:style-name="T3">&gt;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8" meta:paragraph-count="291" meta:word-count="1039" meta:character-count="12233" meta:non-whitespace-character-count="9428"/>
    <meta:generator>LibreOfficeDev/6.0.5.2$Linux_X86_64 LibreOffice_project/</meta:generator>
  </office:meta>
</office:document-meta>
</file>